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Lucida Sans3" svg:font-family="'Lucida Sans'" style:font-pitch="variable" style:font-charset="x-symbol"/>
    <style:font-face style:name="OpenSymbol" svg:font-family="OpenSymbol" style:font-pitch="variable" style:font-charset="x-symbol"/>
    <style:font-face style:name="SimSun1" svg:font-family="SimSun" style:font-pitch="variable" style:font-charset="x-symbol"/>
    <style:font-face style:name="StarSymbol2" svg:font-family="StarSymbol" style:font-pitch="variable" style:font-charset="x-symbol"/>
    <style:font-face style:name="StarSymbol1" svg:font-family="StarSymbol" style:font-adornments="Regular" style:font-pitch="variable" style:font-charset="x-symbol"/>
    <style:font-face style:name="Times New Roman2" svg:font-family="'Times New Roman'" style:font-pitch="variable" style:font-charset="x-symbol"/>
    <style:font-face style:name="Times New Roman4" svg:font-family="'Times New Roman'" style:font-family-generic="roman" style:font-pitch="variable" style:font-charset="x-symbol"/>
    <style:font-face style:name="Lucida Sans1" svg:font-family="'Lucida Sans'" style:font-family-generic="system" style:font-pitch="variable" style:font-charset="x-symbol"/>
    <style:font-face style:name="SimSun3" svg:font-family="SimSun" style:font-family-generic="system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SimSun" svg:font-family="SimSun" style:font-pitch="variable"/>
    <style:font-face style:name="Tahoma" svg:font-family="Tahoma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3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2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2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8.999cm" table:align="left" fo:background-color="transparent">
        <style:background-image/>
      </style:table-properties>
    </style:style>
    <style:style style:name="Table1.A" style:family="table-column">
      <style:table-column-properties style:column-width="3.247cm"/>
    </style:style>
    <style:style style:name="Table1.B" style:family="table-column">
      <style:table-column-properties style:column-width="1.923cm"/>
    </style:style>
    <style:style style:name="Table1.C" style:family="table-column">
      <style:table-column-properties style:column-width="1.914cm"/>
    </style:style>
    <style:style style:name="Table1.D" style:family="table-column">
      <style:table-column-properties style:column-width="1.916cm"/>
    </style:style>
    <style:style style:name="Table1.1" style:family="table-row">
      <style:table-row-properties style:row-height="0.801cm" fo:background-color="transparent">
        <style:background-image/>
      </style:table-row-properties>
    </style:style>
    <style:style style:name="Table1.A1" style:family="table-cell">
      <style:table-cell-properties style:vertical-align="middle" fo:background-color="#7fb241" fo:padding="0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middle" fo:background-color="#ffff00" fo:padding="0cm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style:vertical-align="middle" fo:padding="0cm" fo:border="0.5pt solid #000000"/>
    </style:style>
    <style:style style:name="Table1.A2" style:family="table-cell">
      <style:table-cell-properties style:vertical-align="middle" fo:background-color="#7fb241" fo:padding="0cm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1.C2" style:family="table-cell">
      <style:table-cell-properties style:vertical-align="middle" fo:background-color="#ffff00" fo:padding="0cm" fo:border-left="0.5pt solid #000000" fo:border-right="none" fo:border-top="none" fo:border-bottom="0.5pt solid #000000">
        <style:background-image/>
      </style:table-cell-properties>
    </style:style>
    <style:style style:name="Table1.D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B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1.D3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B4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1.C4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1.D4" style:family="table-cell">
      <style:table-cell-properties style:vertical-align="middle" fo:background-color="#ffff00" fo:padding="0cm" fo:border-left="0.5pt solid #000000" fo:border-right="0.5pt solid #000000" fo:border-top="none" fo:border-bottom="0.5pt solid #000000">
        <style:background-image/>
      </style:table-cell-properties>
    </style:style>
    <style:style style:name="Table1.C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1.D5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2" style:family="table">
      <style:table-properties style:width="9.151cm" table:align="margins" fo:background-color="transparent">
        <style:background-image/>
      </style:table-properties>
    </style:style>
    <style:style style:name="Table2.A" style:family="table-column">
      <style:table-column-properties style:column-width="4.881cm" style:rel-column-width="34950*"/>
    </style:style>
    <style:style style:name="Table2.B" style:family="table-column">
      <style:table-column-properties style:column-width="4.27cm" style:rel-column-width="30585*"/>
    </style:style>
    <style:style style:name="Table2.1" style:family="table-row">
      <style:table-row-properties style:row-height="0.801cm" fo:background-color="transparent">
        <style:background-image/>
      </style:table-row-properties>
    </style:style>
    <style:style style:name="Table2.A1" style:family="table-cell">
      <style:table-cell-properties style:vertical-align="middle" fo:background-color="#7fb24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style:vertical-align="middle" fo:padding="0.097cm" fo:border="0.5pt solid #000000"/>
    </style:style>
    <style:style style:name="Table2.A2" style:family="table-cell">
      <style:table-cell-properties style:vertical-align="middle" fo:background-color="#7fb241" fo:padding="0.097cm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.B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9.151cm" table:align="margins"/>
    </style:style>
    <style:style style:name="Table3.A" style:family="table-column">
      <style:table-column-properties style:column-width="0.654cm" style:rel-column-width="4681*"/>
    </style:style>
    <style:style style:name="Table3.N" style:family="table-column">
      <style:table-column-properties style:column-width="0.654cm" style:rel-column-width="4682*"/>
    </style:style>
    <style:style style:name="Table3.1" style:family="table-row">
      <style:table-row-properties style:row-height="0.67cm"/>
    </style:style>
    <style:style style:name="Table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3.M1" style:family="table-cell">
      <style:table-cell-properties style:vertical-align="middle" fo:padding="0.097cm" fo:border="0.5pt solid #000000"/>
    </style:style>
    <style:style style:name="Table3.A2" style:family="table-cell">
      <style:table-cell-properties style:vertical-align="middle" fo:background-color="#666666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G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M2" style:family="table-cell">
      <style:table-cell-properties style:vertical-align="middle" fo:background-color="#66666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E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F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G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H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I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J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K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L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M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N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9.151cm" table:align="margins" fo:background-color="transparent">
        <style:background-image/>
      </style:table-properties>
    </style:style>
    <style:style style:name="Table4.A" style:family="table-column">
      <style:table-column-properties style:column-width="3.298cm" style:rel-column-width="23628*"/>
    </style:style>
    <style:style style:name="Table4.B" style:family="table-column">
      <style:table-column-properties style:column-width="5.853cm" style:rel-column-width="41907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7fb24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4.B1" style:family="table-cell">
      <style:table-cell-properties fo:background-color="#7fb241" fo:padding="0.097cm" fo:border="0.5pt solid #000000">
        <style:background-image/>
      </style:table-cell-properties>
    </style:style>
    <style:style style:name="Table4.2" style:family="table-row">
      <style:table-row-properties style:row-height="0.801cm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4.B2" style:family="table-cell" style:data-style-name="N0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4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4.B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4.B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9.151cm" table:align="margins" fo:background-color="transparent">
        <style:background-image/>
      </style:table-properties>
    </style:style>
    <style:style style:name="Table5.A" style:family="table-column">
      <style:table-column-properties style:column-width="3.298cm" style:rel-column-width="23628*"/>
    </style:style>
    <style:style style:name="Table5.B" style:family="table-column">
      <style:table-column-properties style:column-width="5.853cm" style:rel-column-width="41907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7fb24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fo:background-color="#7fb241" fo:padding="0.097cm" fo:border="0.5pt solid #000000">
        <style:background-image/>
      </style:table-cell-properties>
    </style:style>
    <style:style style:name="Table5.2" style:family="table-row">
      <style:table-row-properties style:row-height="0.801cm"/>
    </style:style>
    <style:style style:name="Table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5.B3" style:family="table-cell">
      <style:table-cell-properties fo:padding="0.097cm" fo:border-left="0.5pt solid #000000" fo:border-right="0.5pt solid #000000" fo:border-top="none" fo:border-bottom="0.5pt solid #000000"/>
    </style:style>
    <style:style style:name="Table5.B4" style:family="table-cell">
      <style:table-cell-properties fo:padding="0.097cm" fo:border-left="0.5pt solid #000000" fo:border-right="0.5pt solid #000000" fo:border-top="none" fo:border-bottom="0.5pt solid #000000"/>
    </style:style>
    <style:style style:name="Table5.B5" style:family="table-cell">
      <style:table-cell-properties fo:padding="0.097cm" fo:border-left="0.5pt solid #000000" fo:border-right="0.5pt solid #000000" fo:border-top="none" fo:border-bottom="0.5pt solid #000000"/>
    </style:style>
    <style:style style:name="Table5.B6" style:family="table-cell">
      <style:table-cell-properties fo:padding="0.097cm" fo:border-left="0.5pt solid #000000" fo:border-right="0.5pt solid #000000" fo:border-top="none" fo:border-bottom="0.5pt solid #000000"/>
    </style:style>
    <style:style style:name="Table5.A7" style:family="table-cell">
      <style:table-cell-properties fo:padding="0cm" fo:border="none"/>
    </style:style>
    <style:style style:name="Table6" style:family="table">
      <style:table-properties style:width="9.149cm" table:align="left" fo:background-color="transparent">
        <style:background-image/>
      </style:table-properties>
    </style:style>
    <style:style style:name="Table6.A" style:family="table-column">
      <style:table-column-properties style:column-width="1.602cm"/>
    </style:style>
    <style:style style:name="Table6.B" style:family="table-column">
      <style:table-column-properties style:column-width="1.693cm"/>
    </style:style>
    <style:style style:name="Table6.C" style:family="table-column">
      <style:table-column-properties style:column-width="1.812cm"/>
    </style:style>
    <style:style style:name="Table6.D" style:family="table-column">
      <style:table-column-properties style:column-width="1.799cm"/>
    </style:style>
    <style:style style:name="Table6.E" style:family="table-column">
      <style:table-column-properties style:column-width="2.244cm"/>
    </style:style>
    <style:style style:name="Table6.1" style:family="table-row">
      <style:table-row-properties style:row-height="1.101cm" fo:background-color="transparent">
        <style:background-image/>
      </style:table-row-properties>
    </style:style>
    <style:style style:name="Table6.A1" style:family="table-cell">
      <style:table-cell-properties style:vertical-align="middle" fo:background-color="#7fb24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E1" style:family="table-cell">
      <style:table-cell-properties style:vertical-align="middle" fo:background-color="#7fb241" fo:padding="0.097cm" fo:border="0.5pt solid #000000">
        <style:background-image/>
      </style:table-cell-properties>
    </style:style>
    <style:style style:name="Table6.A2" style:family="table-cell">
      <style:table-cell-properties style:vertical-align="middle" fo:background-color="#7fb241" fo:padding="0.097cm" fo:border-left="0.5pt solid #000000" fo:border-right="none" fo:border-top="none" fo:border-bottom="0.5pt solid #000000">
        <style:background-image/>
      </style:table-cell-properties>
    </style:style>
    <style:style style:name="Table6.B2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6.C2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6.D2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6.E2" style:family="table-cell">
      <style:table-cell-properties style:vertical-align="middle" fo:padding-left="0cm" fo:padding-right="0cm" fo:padding-top="0.101cm" fo:padding-bottom="0.101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5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37" style:family="paragraph" style:parent-style-name="Footer">
      <style:text-properties officeooo:rsid="00178920" officeooo:paragraph-rsid="00178920"/>
    </style:style>
    <style:style style:name="P38" style:family="paragraph" style:parent-style-name="Footer">
      <style:text-properties officeooo:paragraph-rsid="00c384cf"/>
    </style:style>
    <style:style style:name="P39" style:family="paragraph" style:parent-style-name="Footer">
      <style:text-properties officeooo:paragraph-rsid="030c4d7d"/>
    </style:style>
    <style:style style:name="P40" style:family="paragraph" style:parent-style-name="Footer">
      <style:text-properties officeooo:paragraph-rsid="00863005"/>
    </style:style>
    <style:style style:name="P41" style:family="paragraph" style:parent-style-name="Footer">
      <style:text-properties officeooo:paragraph-rsid="00d4df5c"/>
    </style:style>
    <style:style style:name="P42" style:family="paragraph" style:parent-style-name="Footer">
      <style:paragraph-properties fo:text-align="end" style:justify-single-word="false"/>
      <style:text-properties officeooo:paragraph-rsid="00d4df5c"/>
    </style:style>
    <style:style style:name="P43" style:family="paragraph" style:parent-style-name="Footer">
      <style:paragraph-properties fo:text-align="start" style:justify-single-word="false"/>
      <style:text-properties officeooo:paragraph-rsid="00d4df5c"/>
    </style:style>
    <style:style style:name="P44" style:family="paragraph" style:parent-style-name="Footer">
      <style:paragraph-properties fo:text-align="start" style:justify-single-word="false"/>
      <style:text-properties officeooo:paragraph-rsid="0211dd7e"/>
    </style:style>
    <style:style style:name="P45" style:family="paragraph" style:parent-style-name="Footer">
      <style:text-properties officeooo:paragraph-rsid="010f7046"/>
    </style:style>
    <style:style style:name="P46" style:family="paragraph" style:parent-style-name="Footer">
      <style:text-properties officeooo:paragraph-rsid="01120261"/>
    </style:style>
    <style:style style:name="P47" style:family="paragraph" style:parent-style-name="Footer">
      <style:text-properties officeooo:paragraph-rsid="008d016c"/>
    </style:style>
    <style:style style:name="P48" style:family="paragraph" style:parent-style-name="Footer">
      <style:text-properties officeooo:rsid="0242edd8" officeooo:paragraph-rsid="0242edd8"/>
    </style:style>
    <style:style style:name="P49" style:family="paragraph" style:parent-style-name="Footer">
      <style:text-properties officeooo:paragraph-rsid="00a59a60"/>
    </style:style>
    <style:style style:name="P50" style:family="paragraph" style:parent-style-name="Footer">
      <style:text-properties officeooo:paragraph-rsid="004274bc"/>
    </style:style>
    <style:style style:name="P51" style:family="paragraph" style:parent-style-name="Footer">
      <style:text-properties officeooo:paragraph-rsid="00d8520c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rsid="001f8a2d" officeooo:paragraph-rsid="00bd36bc"/>
    </style:style>
    <style:style style:name="P54" style:family="paragraph" style:parent-style-name="Footer">
      <style:text-properties officeooo:rsid="001f8a2d" officeooo:paragraph-rsid="002b33ed"/>
    </style:style>
    <style:style style:name="P55" style:family="paragraph" style:parent-style-name="Footer">
      <style:text-properties officeooo:rsid="011350d1" officeooo:paragraph-rsid="011350d1"/>
    </style:style>
    <style:style style:name="P56" style:family="paragraph" style:parent-style-name="Footer">
      <style:text-properties officeooo:rsid="0096b4e2" officeooo:paragraph-rsid="0096b4e2"/>
    </style:style>
    <style:style style:name="P57" style:family="paragraph" style:parent-style-name="Footer">
      <style:text-properties officeooo:paragraph-rsid="0096b4e2"/>
    </style:style>
    <style:style style:name="P58" style:family="paragraph" style:parent-style-name="Footer">
      <style:text-properties officeooo:paragraph-rsid="02a682f9"/>
    </style:style>
    <style:style style:name="P59" style:family="paragraph" style:parent-style-name="Header">
      <style:paragraph-properties fo:margin-left="0cm" fo:margin-right="0cm" fo:text-indent="0cm" style:auto-text-indent="false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2bcc5" officeooo:paragraph-rsid="0202bcc5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e4367" officeooo:paragraph-rsid="020e4367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4ea98" officeooo:paragraph-rsid="0204ea98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1fbd77d" officeooo:paragraph-rsid="01fbd77d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8825c" officeooo:paragraph-rsid="0208825c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6" style:family="paragraph" style:parent-style-name="_5f_Header_20_G_20_page_20_paire_20__28_G_29_">
      <style:text-properties officeooo:paragraph-rsid="0334a5be"/>
    </style:style>
    <style:style style:name="P67" style:family="paragraph" style:parent-style-name="_5f_Header_20_G_20_page_20_paire_20__28_G_29_">
      <style:paragraph-properties fo:text-align="start" style:justify-single-word="false"/>
    </style:style>
    <style:style style:name="P68" style:family="paragraph" style:parent-style-name="_5f_Header_20_G_20_page_20_paire_20__28_G_29_">
      <style:text-properties officeooo:paragraph-rsid="00eb2abc"/>
    </style:style>
    <style:style style:name="P6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0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0863005"/>
    </style:style>
    <style:style style:name="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0ae4cab"/>
    </style:style>
    <style:style style:name="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090300d"/>
    </style:style>
    <style:style style:name="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73bdf8"/>
    </style:style>
    <style:style style:name="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7ec1f2"/>
    </style:style>
    <style:style style:name="P7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8bae53"/>
    </style:style>
    <style:style style:name="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913b7d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966e99"/>
    </style:style>
    <style:style style:name="P79" style:family="paragraph" style:parent-style-name="Header">
      <style:paragraph-properties fo:text-align="start" style:justify-single-word="false"/>
      <style:text-properties officeooo:paragraph-rsid="0289fb01"/>
    </style:style>
    <style:style style:name="P80" style:family="paragraph" style:parent-style-name="Header">
      <style:paragraph-properties fo:text-align="start" style:justify-single-word="false"/>
      <style:text-properties officeooo:paragraph-rsid="0211dd7e"/>
    </style:style>
    <style:style style:name="P81" style:family="paragraph" style:parent-style-name="Header">
      <style:paragraph-properties fo:text-align="start" style:justify-single-word="false"/>
      <style:text-properties officeooo:paragraph-rsid="02a56131"/>
    </style:style>
    <style:style style:name="P82" style:family="paragraph" style:parent-style-name="Header">
      <style:paragraph-properties fo:text-align="center" style:justify-single-word="false"/>
      <style:text-properties officeooo:paragraph-rsid="00ab054e"/>
    </style:style>
    <style:style style:name="P83" style:family="paragraph" style:parent-style-name="Header">
      <style:paragraph-properties fo:text-align="center" style:justify-single-word="false"/>
      <style:text-properties officeooo:paragraph-rsid="00c10aa6"/>
    </style:style>
    <style:style style:name="P8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8bae53"/>
    </style:style>
    <style:style style:name="P88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9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0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1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2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4" style:family="paragraph" style:parent-style-name="_5f_Header_20_N_20_page_20_impaire_20__28_D_29_">
      <style:paragraph-properties fo:text-align="start" style:justify-single-word="false"/>
    </style:style>
    <style:style style:name="P95" style:family="paragraph" style:parent-style-name="_5f_Header_20_N_20_page_20_impaire_20__28_D_29_">
      <style:text-properties officeooo:rsid="027aa87d" officeooo:paragraph-rsid="027aa87d"/>
    </style:style>
    <style:style style:name="P96" style:family="paragraph" style:parent-style-name="_5f_Header_20_N_20_page_20_impaire_20__28_D_29_">
      <style:text-properties officeooo:rsid="0277791e" officeooo:paragraph-rsid="0277791e"/>
    </style:style>
    <style:style style:name="P97" style:family="paragraph" style:parent-style-name="_5f_Header_20_G_20_page_20_impaire_20__28_D_29_">
      <style:text-properties officeooo:paragraph-rsid="01259ec2"/>
    </style:style>
    <style:style style:name="P98" style:family="paragraph" style:parent-style-name="_5f_Header_20_G_20_page_20_impaire_20__28_D_29_">
      <style:text-properties officeooo:paragraph-rsid="00c87b35"/>
    </style:style>
    <style:style style:name="P99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00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2" style:family="paragraph" style:parent-style-name="_5f_Paragraphe_5f_Correction">
      <style:paragraph-properties fo:text-align="center" style:justify-single-word="false"/>
    </style:style>
    <style:style style:name="P103" style:family="paragraph" style:parent-style-name="_5f_Tableau_5f_Centré">
      <style:paragraph-properties fo:text-align="end" style:justify-single-word="false"/>
    </style:style>
    <style:style style:name="P104" style:family="paragraph" style:parent-style-name="_5f_Footer_20_page_20_impaire_20__28_D_29_"/>
    <style:style style:name="P105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6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7" style:family="paragraph" style:parent-style-name="_5f_Footer_20_page_20_impaire_20__28_D_29_">
      <style:paragraph-properties fo:text-align="start" style:justify-single-word="false"/>
    </style:style>
    <style:style style:name="P108" style:family="paragraph" style:parent-style-name="_5f_Footer_20_page_20_paire_20__28_G_29_"/>
    <style:style style:name="P109" style:family="paragraph" style:parent-style-name="_5f_Footer_20_page_20_paire_20__28_G_29_">
      <style:text-properties fo:font-size="9pt" style:font-size-asian="9pt" style:font-size-complex="9pt"/>
    </style:style>
    <style:style style:name="P110" style:family="paragraph" style:parent-style-name="_5f_Paragraphe_5f_Réponse_5f_Elève" style:list-style-name="_5f_Numérotation_20_des_20_exercices">
      <style:text-properties officeooo:paragraph-rsid="02824fec"/>
    </style:style>
    <style:style style:name="P111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2" style:family="paragraph" style:parent-style-name="_5f_Paragraphe_5f_Réponse_5f_Elève">
      <style:text-properties officeooo:paragraph-rsid="02824fec"/>
    </style:style>
    <style:style style:name="P113" style:family="paragraph" style:parent-style-name="_5f_Paragraphe_5f_Réponse_5f_Elève" style:list-style-name="_5f_Numérotation_20_des_20_exercices" style:master-page-name="">
      <loext:graphic-properties draw:fill="none"/>
      <style:paragraph-properties fo:margin-left="0cm" fo:margin-right="-0.6cm" fo:margin-top="0cm" fo:margin-bottom="0cm" style:contextual-spacing="false" fo:line-height="0.7cm" fo:text-align="start" style:justify-single-word="false" fo:text-indent="0cm" style:auto-text-indent="false" style:page-number="auto" fo:background-color="transparent" style:shadow="none" text:number-lines="true" text:line-number="0">
        <style:tab-stops/>
      </style:paragraph-properties>
    </style:style>
    <style:style style:name="P114" style:family="paragraph" style:parent-style-name="_5f_Premier_5f_Titre_5f_Exercices_5f_avec_5f_Num_5f_Exo_5f_sans_5f_Titre" style:list-style-name="_5f_Numérotation_20_des_20_exercices" style:master-page-name="_31__5f_6_5f_SERIE_5f_M_5f_GAUCHE_5f_ET_5f_DROITE_5f_2COL">
      <style:paragraph-properties style:page-number="auto"/>
    </style:style>
    <style:style style:name="P115" style:family="paragraph" style:parent-style-name="_5f_Titre_5f_Exercices_5f_sans_5f_Titre">
      <style:text-properties officeooo:paragraph-rsid="02836207"/>
    </style:style>
    <style:style style:name="P116" style:family="paragraph" style:parent-style-name="_5f_Titre_5f_Exercices_5f_sans_5f_Titre">
      <style:paragraph-properties fo:break-before="column"/>
    </style:style>
    <style:style style:name="P117" style:family="paragraph" style:parent-style-name="_5f_Titre_5f_Exercices_5f_sans_5f_Titre">
      <style:paragraph-properties fo:break-before="column"/>
      <style:text-properties officeooo:paragraph-rsid="02836207"/>
    </style:style>
    <style:style style:name="P118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style:paragraph-properties fo:text-align="center"/>
    </style:style>
    <style:style style:name="P122" style:family="paragraph">
      <loext:graphic-properties draw:fill="solid" draw:fill-color="#d7e12c"/>
    </style:style>
    <style:style style:name="P12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126" style:family="paragraph">
      <loext:graphic-properties draw:fill="solid" draw:fill-color="#7fb241"/>
    </style:style>
    <style:style style:name="P127" style:family="paragraph">
      <loext:graphic-properties draw:fill="solid" draw:fill-color="#1ca2b8"/>
    </style:style>
    <style:style style:name="P128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solid" draw:fill-color="#d62e4e"/>
    </style:style>
    <style:style style:name="P130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color="#000000" loext:opacity="10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style:paragraph-properties fo:margin-left="0cm" fo:margin-right="0cm" fo:margin-top="0cm" fo:margin-bottom="0cm" fo:line-height="100%" fo:text-align="start" fo:text-indent="0cm"/>
    </style:style>
    <style:style style:name="P13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1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1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1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1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1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1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1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1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1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1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1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" fo:font-weight="bold" officeooo:rsid="0246ec76"/>
    </style:style>
    <style:style style:name="T64" style:family="text">
      <style:text-properties fo:font-variant="small-caps" fo:color="#7fb241" loext:opacity="100%" style:font-name="Bitstream Vera Sans" fo:font-size="16pt" fo:font-weight="bold" officeooo:rsid="02768590"/>
    </style:style>
    <style:style style:name="T65" style:family="text">
      <style:text-properties fo:font-variant="small-caps" fo:color="#7fb241" loext:opacity="100%" style:font-name="Bitstream Vera Sans" fo:font-size="16pt" fo:font-weight="bold" officeooo:rsid="027e7a29"/>
    </style:style>
    <style:style style:name="T66" style:family="text">
      <style:text-properties fo:font-variant="small-caps" fo:color="#7fb241" loext:opacity="100%" style:font-name="Bitstream Vera Sans1" fo:font-size="16pt" fo:font-style="normal" fo:text-shadow="none" fo:font-weight="bold" officeooo:rsid="008d016c"/>
    </style:style>
    <style:style style:name="T67" style:family="text">
      <style:text-properties fo:font-variant="small-caps" fo:color="#7fb241" loext:opacity="100%" style:font-name="Bitstream Vera Sans1" fo:font-size="16pt" fo:font-style="normal" fo:text-shadow="none" fo:font-weight="bold" officeooo:rsid="016f3374"/>
    </style:style>
    <style:style style:name="T68" style:family="text">
      <style:text-properties fo:font-variant="small-caps" fo:color="#7fb241" loext:opacity="100%" style:font-name="Bitstream Vera Sans1" fo:font-size="16pt" fo:font-style="normal" fo:text-shadow="none" fo:font-weight="bold" officeooo:rsid="0177e18a"/>
    </style:style>
    <style:style style:name="T69" style:family="text">
      <style:text-properties fo:font-variant="small-caps" fo:color="#7fb241" loext:opacity="100%" style:font-name="Bitstream Vera Sans1" fo:font-size="16pt" fo:font-style="normal" fo:text-shadow="none" fo:font-weight="bold" officeooo:rsid="017f1451"/>
    </style:style>
    <style:style style:name="T70" style:family="text">
      <style:text-properties fo:font-variant="small-caps" fo:color="#7fb241" loext:opacity="100%" style:font-name="Bitstream Vera Sans1" fo:font-size="16pt" fo:font-style="normal" fo:text-shadow="none" fo:font-weight="bold" officeooo:rsid="020eb4a7"/>
    </style:style>
    <style:style style:name="T71" style:family="text">
      <style:text-properties fo:font-variant="small-caps" officeooo:rsid="0054f64f"/>
    </style:style>
    <style:style style:name="T72" style:family="text">
      <style:text-properties fo:font-variant="small-caps" officeooo:rsid="0096b4e2"/>
    </style:style>
    <style:style style:name="T73" style:family="text">
      <style:text-properties fo:font-variant="small-caps" officeooo:rsid="00a847d5"/>
    </style:style>
    <style:style style:name="T74" style:family="text">
      <style:text-properties fo:font-variant="small-caps" officeooo:rsid="007d7a6f"/>
    </style:style>
    <style:style style:name="T75" style:family="text">
      <style:text-properties fo:font-variant="small-caps" officeooo:rsid="00990660"/>
    </style:style>
    <style:style style:name="T76" style:family="text">
      <style:text-properties fo:font-variant="small-caps" officeooo:rsid="00b5d2d1"/>
    </style:style>
    <style:style style:name="T77" style:family="text">
      <style:text-properties fo:font-variant="small-caps" officeooo:rsid="00b6801f"/>
    </style:style>
    <style:style style:name="T78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2768590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8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9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50" style:family="text">
      <style:text-properties fo:text-transform="uppercase" fo:color="#808080" loext:opacity="100%" style:font-name="Bitstream Vera Sans" fo:font-size="9pt" officeooo:rsid="027e7a29" fo:background-color="transparent" loext:char-shading-value="0"/>
    </style:style>
    <style:style style:name="T151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2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3" style:family="text">
      <style:text-properties officeooo:rsid="0334a5be"/>
    </style:style>
    <style:style style:name="T154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55" style:family="text">
      <style:text-properties officeooo:rsid="0160d7ef"/>
    </style:style>
    <style:style style:name="T156" style:family="text">
      <style:text-properties officeooo:rsid="0072f07f"/>
    </style:style>
    <style:style style:name="T157" style:family="text">
      <style:text-properties officeooo:rsid="0268e0aa"/>
    </style:style>
    <style:style style:name="T158" style:family="text">
      <style:text-properties officeooo:rsid="026ec296"/>
    </style:style>
    <style:style style:name="T159" style:family="text">
      <style:text-properties officeooo:rsid="0272f9e5"/>
    </style:style>
    <style:style style:name="T160" style:family="text">
      <style:text-properties officeooo:rsid="02757f12"/>
    </style:style>
    <style:style style:name="T161" style:family="text">
      <style:text-properties officeooo:rsid="02735980"/>
    </style:style>
    <style:style style:name="T162" style:family="text">
      <style:text-properties officeooo:rsid="01b6dc57"/>
    </style:style>
    <style:style style:name="T163" style:family="text">
      <style:text-properties officeooo:rsid="00b5d2d1"/>
    </style:style>
    <style:style style:name="T164" style:family="text">
      <style:text-properties officeooo:rsid="015f088a"/>
    </style:style>
    <style:style style:name="T165" style:family="text">
      <style:text-properties officeooo:rsid="01f8729d"/>
    </style:style>
    <style:style style:name="T166" style:family="text">
      <style:text-properties officeooo:rsid="010c4d3a"/>
    </style:style>
    <style:style style:name="T167" style:family="text">
      <style:text-properties fo:font-size="16pt" style:font-size-asian="16pt" style:font-size-complex="16pt"/>
    </style:style>
    <style:style style:name="T168" style:family="text">
      <style:text-properties officeooo:rsid="00b6801f"/>
    </style:style>
    <style:style style:name="T169" style:family="text">
      <style:text-properties officeooo:rsid="016f3374"/>
    </style:style>
    <style:style style:name="T170" style:family="text">
      <style:text-properties officeooo:rsid="014407b5"/>
    </style:style>
    <style:style style:name="T171" style:family="text">
      <style:text-properties officeooo:rsid="008d016c"/>
    </style:style>
    <style:style style:name="T172" style:family="text">
      <style:text-properties officeooo:rsid="009e3fdd"/>
    </style:style>
    <style:style style:name="T173" style:family="text">
      <style:text-properties officeooo:rsid="00a4cf55"/>
    </style:style>
    <style:style style:name="T174" style:family="text">
      <style:text-properties officeooo:rsid="005a3fa8"/>
    </style:style>
    <style:style style:name="T175" style:family="text">
      <style:text-properties officeooo:rsid="00415f3a"/>
    </style:style>
    <style:style style:name="T176" style:family="text">
      <style:text-properties officeooo:rsid="00386ebd"/>
    </style:style>
    <style:style style:name="T177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8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9" style:family="text">
      <style:text-properties officeooo:rsid="00a59a60"/>
    </style:style>
    <style:style style:name="T180" style:family="text">
      <style:text-properties officeooo:rsid="01fe03f2"/>
    </style:style>
    <style:style style:name="T181" style:family="text">
      <style:text-properties officeooo:rsid="0096b4e2"/>
    </style:style>
    <style:style style:name="T182" style:family="text">
      <style:text-properties officeooo:rsid="0032e83a"/>
    </style:style>
    <style:style style:name="T183" style:family="text">
      <style:text-properties officeooo:rsid="002b33ed"/>
    </style:style>
    <style:style style:name="T184" style:family="text">
      <style:text-properties officeooo:rsid="00a59037"/>
    </style:style>
    <style:style style:name="T185" style:family="text">
      <style:text-properties fo:font-weight="normal" style:font-weight-asian="normal" style:font-weight-complex="normal"/>
    </style:style>
    <style:style style:name="T186" style:family="text">
      <style:text-properties style:text-position="super 58%"/>
    </style:style>
    <style:style style:name="T187" style:family="text">
      <style:text-properties style:text-position="super 58%" fo:font-weight="normal" style:font-weight-asian="normal" style:font-weight-complex="normal"/>
    </style:style>
    <style:style style:name="T188" style:family="text">
      <style:text-properties style:use-window-font-color="true" loext:opacity="0%" fo:font-weight="normal" style:font-weight-asian="normal" style:font-weight-complex="normal"/>
    </style:style>
    <style:style style:name="T189" style:family="text">
      <style:text-properties style:use-window-font-color="true" loext:opacity="0%" style:text-position="super 58%" fo:font-weight="normal" style:font-weight-asian="normal" style:font-weight-complex="normal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size="9pt" style:font-size-asian="9pt" style:font-size-complex="9pt"/>
    </style:style>
    <style:style style:name="T192" style:family="text">
      <style:text-properties fo:font-size="9pt" fo:font-weight="bold" style:font-size-asian="9pt" style:font-weight-asian="bold" style:font-size-complex="9pt" style:font-weight-complex="bold"/>
    </style:style>
    <style:style style:name="T193" style:family="text">
      <style:text-properties fo:color="#000000" loext:opacity="100%" style:font-name="Bitstream Vera Sans" fo:font-size="10pt" fo:language="fr" fo:country="FR" officeooo:rsid="0281e36d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4" style:family="text">
      <style:text-properties officeooo:rsid="0281e36d"/>
    </style:style>
    <style:style style:name="T195" style:family="text">
      <style:text-properties officeooo:rsid="02824fec"/>
    </style:style>
    <style:style style:name="T196" style:family="text"/>
    <style:style style:name="T197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T198" style:family="text">
      <style:text-properties fo:color="#000000" loext:opacity="100%" style:text-outline="false" style:text-line-through-style="none" style:text-line-through-type="none" style:font-name="StarSymbol1" fo:font-size="9pt" fo:font-style="normal" fo:text-shadow="none" style:text-underline-style="none" fo:font-weight="normal" style:letter-kerning="true" style:font-name-asian="StarSymbol1" style:font-size-asian="24pt" style:font-style-asian="normal" style:font-weight-asian="normal" style:font-name-complex="StarSymbo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color="#000000" loext:opacity="10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StarSymbol1" style:font-size-asian="24pt" style:font-style-asian="normal" style:font-weight-asian="normal" style:font-name-complex="StarSymbo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style:use-window-font-color="true" loext:opacity="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fo:background-color="#ffff00" style:font-name-asian="StarSymbol1" style:font-size-asian="24pt" style:font-style-asian="normal" style:font-weight-asian="normal" style:font-name-complex="StarSymbol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solid" svg:stroke-width="0.019cm" svg:stroke-color="#000000" draw:marker-start="Arrow_20_concave" draw:marker-start-width="0.229cm" draw:marker-start-center="false" draw:marker-end-width="0.3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.019cm" svg:stroke-color="#000000" draw:marker-start-width="0.33cm" draw:marker-start-center="false" draw:marker-end-width="0.33cm" draw:marker-end-center="false" draw:fill="solid" draw:fill-color="#ffff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  <style:paragraph-properties style:writing-mode="lr-tb"/>
    </style:style>
    <style:style style:name="gr2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2" draw:name="Shape3_0" draw:style-name="gr20" draw:text-style-name="P121" svg:x1="13.755cm" svg:y1="1.439cm" svg:x2="21.998cm" svg:y2="1.411cm">
        <text:p/>
      </draw:line>
      <draw:frame text:anchor-type="page" text:anchor-page-number="1" draw:z-index="1" draw:name="Shape8_0" draw:style-name="gr21" draw:text-style-name="P125" svg:width="2.703cm" svg:height="0.715cm" draw:transform="rotate (0.0872664625997165) translate (1.32644444444444cm 1.21884722222222cm)">
        <draw:text-box>
          <text:p text:style-name="P121"><text:span text:style-name="T197">Série 6</text:span></text:p>
        </draw:text-box>
      </draw:frame>
      <draw:path text:anchor-type="page" text:anchor-page-number="1" draw:z-index="0" draw:name="Shape1" draw:style-name="gr22" draw:text-style-name="P126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list xml:id="list3642702001" text:style-name="_5f_Numérotation_20_des_20_exercices">
            <text:list-item>
              <text:h text:style-name="P114" text:outline-level="1"><text:span text:style-name="_5f_Caractères">Colorie la case correspondant le mieux à l'aire de chaque type de surface.</text:span></text:h>
            </text:list-item>
          </text:list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row table:style-name="Table1.1">
              <table:table-cell table:style-name="Table1.A1" office:value-type="string">
                <text:h text:style-name="_5f_Tableau_5f_Centré_5f_Gras" text:outline-level="1"><text:span text:style-name="_5f_Caractères"><text:span text:style-name="T190">Un timbre</text:span></text:span></text:h>
              </table:table-cell>
              <table:table-cell table:style-name="Table1.B1" office:value-type="string">
                <text:h text:style-name="_5f_Tableau_5f_Centré_5f_Gras" text:outline-level="1"><text:span text:style-name="_5f_Caractères"><text:span text:style-name="T185">2 m</text:span></text:span><text:span text:style-name="_5f_Caractères"><text:span text:style-name="T187">2</text:span></text:span></text:h>
              </table:table-cell>
              <table:table-cell table:style-name="Table1.C1" office:value-type="string">
                <text:h text:style-name="_5f_Tableau_5f_Centré_5f_Gras" text:outline-level="1"><text:span text:style-name="_5f_Caractères"><text:span text:style-name="T185">2 cm</text:span></text:span><text:span text:style-name="_5f_Caractères"><text:span text:style-name="T187">2</text:span></text:span></text:h>
              </table:table-cell>
              <table:table-cell table:style-name="Table1.D1" office:value-type="string">
                <text:h text:style-name="_5f_Tableau_5f_Centré_5f_Gras" text:outline-level="1"><text:span text:style-name="_5f_Caractères"><text:span text:style-name="T185">2 mm</text:span></text:span><text:span text:style-name="_5f_Caractères"><text:span text:style-name="T187">2</text:span></text:span></text:h>
              </table:table-cell>
            </table:table-row>
            <table:table-row table:style-name="Table1.1">
              <table:table-cell table:style-name="Table1.A2" office:value-type="string">
                <text:h text:style-name="_5f_Tableau_5f_Centré" text:outline-level="1"><text:span text:style-name="_5f_Caractères"><text:span text:style-name="T190">Un village</text:span></text:span></text:h>
              </table:table-cell>
              <table:table-cell table:style-name="Table1.B2" office:value-type="string">
                <text:h text:style-name="_5f_Tableau_5f_Centré" text:outline-level="1"><text:span text:style-name="_5f_Caractères">150 m</text:span><text:span text:style-name="_5f_Caractères"><text:span text:style-name="T186">2</text:span></text:span></text:h>
              </table:table-cell>
              <table:table-cell table:style-name="Table1.C2" office:value-type="string">
                <text:h text:style-name="_5f_Tableau_5f_Centré" text:outline-level="1"><text:span text:style-name="_5f_Caractères">20 km</text:span><text:span text:style-name="_5f_Caractères"><text:span text:style-name="T186">2</text:span></text:span></text:h>
              </table:table-cell>
              <table:table-cell table:style-name="Table1.D2" office:value-type="string">
                <text:h text:style-name="_5f_Tableau_5f_Centré" text:outline-level="1"><text:span text:style-name="_5f_Caractères">0,05 km</text:span><text:span text:style-name="_5f_Caractères"><text:span text:style-name="T186">2</text:span></text:span></text:h>
              </table:table-cell>
            </table:table-row>
            <table:table-row table:style-name="Table1.3">
              <table:table-cell table:style-name="Table1.A2" office:value-type="string">
                <text:h text:style-name="_5f_Tableau_5f_Centré" text:outline-level="1"><text:span text:style-name="_5f_Caractères"><text:span text:style-name="T190">Un stade de foot</text:span></text:span></text:h>
              </table:table-cell>
              <table:table-cell table:style-name="Table1.B3" office:value-type="string">
                <text:h text:style-name="_5f_Tableau_5f_Centré" text:outline-level="1"><text:span text:style-name="_5f_Caractères">50 m</text:span><text:span text:style-name="_5f_Caractères"><text:span text:style-name="T186">2</text:span></text:span></text:h>
              </table:table-cell>
              <table:table-cell table:style-name="Table1.C2" office:value-type="string">
                <text:h text:style-name="_5f_Tableau_5f_Centré" text:outline-level="1"><text:span text:style-name="_5f_Caractères">5 000 m</text:span><text:span text:style-name="_5f_Caractères"><text:span text:style-name="T186">2</text:span></text:span></text:h>
              </table:table-cell>
              <table:table-cell table:style-name="Table1.D3" office:value-type="string">
                <text:h text:style-name="_5f_Tableau_5f_Centré" text:outline-level="1"><text:span text:style-name="_5f_Caractères"><text:s/>500 m</text:span><text:span text:style-name="_5f_Caractères"><text:span text:style-name="T186">2</text:span></text:span></text:h>
              </table:table-cell>
            </table:table-row>
            <table:table-row table:style-name="Table1.4">
              <table:table-cell table:style-name="Table1.A2" office:value-type="string">
                <text:h text:style-name="_5f_Tableau_5f_Centré" text:outline-level="1"><text:span text:style-name="_5f_Caractères"><text:span text:style-name="T190">Une page de livre</text:span></text:span></text:h>
              </table:table-cell>
              <table:table-cell table:style-name="Table1.B4" office:value-type="string">
                <text:h text:style-name="_5f_Tableau_5f_Centré" text:outline-level="1"><text:span text:style-name="_5f_Caractères">30 mm</text:span><text:span text:style-name="_5f_Caractères"><text:span text:style-name="T186">2</text:span></text:span></text:h>
              </table:table-cell>
              <table:table-cell table:style-name="Table1.C4" office:value-type="string">
                <text:h text:style-name="_5f_Tableau_5f_Centré" text:outline-level="1"><text:span text:style-name="_5f_Caractères">3 m</text:span><text:span text:style-name="_5f_Caractères"><text:span text:style-name="T186">2</text:span></text:span></text:h>
              </table:table-cell>
              <table:table-cell table:style-name="Table1.D4" office:value-type="string">
                <text:h text:style-name="_5f_Tableau_5f_Centré" text:outline-level="1"><text:span text:style-name="_5f_Caractères">300 cm</text:span><text:span text:style-name="_5f_Caractères"><text:span text:style-name="T186">2</text:span></text:span></text:h>
              </table:table-cell>
            </table:table-row>
            <table:table-row table:style-name="Table1.1">
              <table:table-cell table:style-name="Table1.A2" office:value-type="string">
                <text:h text:style-name="_5f_Tableau_5f_Centré" text:outline-level="1"><text:span text:style-name="_5f_Caractères"><text:span text:style-name="T190">Un confetti</text:span></text:span></text:h>
              </table:table-cell>
              <table:table-cell table:style-name="Table1.C2" office:value-type="string">
                <text:h text:style-name="_5f_Tableau_5f_Centré" text:outline-level="1"><text:span text:style-name="_5f_Caractères">4 mm</text:span><text:span text:style-name="_5f_Caractères"><text:span text:style-name="T186">2</text:span></text:span></text:h>
              </table:table-cell>
              <table:table-cell table:style-name="Table1.C5" office:value-type="string">
                <text:h text:style-name="_5f_Tableau_5f_Centré" text:outline-level="1"><text:span text:style-name="_5f_Caractères">0,4 m</text:span><text:span text:style-name="_5f_Caractères"><text:span text:style-name="T186">2</text:span></text:span></text:h>
              </table:table-cell>
              <table:table-cell table:style-name="Table1.D5" office:value-type="string">
                <text:h text:style-name="_5f_Tableau_5f_Centré" text:outline-level="1"><text:span text:style-name="_5f_Caractères">0,04 m</text:span><text:span text:style-name="_5f_Caractères"><text:span text:style-name="T186">2</text:span></text:span></text:h>
              </table:table-cell>
            </table:table-row>
          </table:table>
          <text:list xml:id="list100638149502396" text:continue-numbering="true" text:style-name="_5f_Numérotation_20_des_20_exercices">
            <text:list-item>
              <text:h text:style-name="_5f_Titre_5f_Exercices_5f_sans_5f_Titre" text:outline-level="1"><text:span text:style-name="_5f_Caractères">Pour chaque surface ci-dessous, indique dans quelle unité il vaut mieux exprimer son aire.</text:span></text:h>
            </text:list-item>
          </text:list>
          <table:table table:name="Table2" table:style-name="Table2">
            <table:table-column table:style-name="Table2.A"/>
            <table:table-column table:style-name="Table2.B"/>
            <table:table-row table:style-name="Table2.1">
              <table:table-cell table:style-name="Table2.A1" office:value-type="string">
                <text:h text:style-name="_5f_Tableau_5f_Centré_5f_Gras" text:outline-level="1"><text:span text:style-name="_5f_Caractères"><text:span text:style-name="T190">Un jardin</text:span></text:span></text:h>
              </table:table-cell>
              <table:table-cell table:style-name="Table2.B1" office:value-type="string">
                <text:h text:style-name="P102" text:outline-level="1"><text:span text:style-name="_5f_Caractères">m²</text:span></text:h>
              </table:table-cell>
            </table:table-row>
            <table:table-row table:style-name="Table2.1">
              <table:table-cell table:style-name="Table2.A2" office:value-type="string">
                <text:h text:style-name="_5f_Tableau_5f_Centré" text:outline-level="1"><text:span text:style-name="_5f_Caractères"><text:span text:style-name="T190">Une pièce d'1 cent</text:span></text:span></text:h>
              </table:table-cell>
              <table:table-cell table:style-name="Table2.B2" office:value-type="string">
                <text:h text:style-name="P102" text:outline-level="1"><text:span text:style-name="_5f_Caractères">mm²</text:span></text:h>
              </table:table-cell>
            </table:table-row>
            <table:table-row table:style-name="Table2.1">
              <table:table-cell table:style-name="Table2.A2" office:value-type="string">
                <text:h text:style-name="_5f_Tableau_5f_Centré" text:outline-level="1"><text:span text:style-name="_5f_Caractères"><text:span text:style-name="T190">Un autocollant</text:span></text:span></text:h>
              </table:table-cell>
              <table:table-cell table:style-name="Table2.B3" office:value-type="string">
                <text:h text:style-name="P102" text:outline-level="1"><text:span text:style-name="_5f_Caractères">cm²</text:span></text:h>
              </table:table-cell>
            </table:table-row>
            <table:table-row table:style-name="Table2.1">
              <table:table-cell table:style-name="Table2.A2" office:value-type="string">
                <text:h text:style-name="_5f_Tableau_5f_Centré" text:outline-level="1"><text:span text:style-name="_5f_Caractères"><text:span text:style-name="T190">Un pays</text:span></text:span></text:h>
              </table:table-cell>
              <table:table-cell table:style-name="Table2.B5" office:value-type="string">
                <text:h text:style-name="P102" text:outline-level="1"><text:span text:style-name="_5f_Caractères">km²</text:span></text:h>
              </table:table-cell>
            </table:table-row>
            <table:table-row table:style-name="Table2.1">
              <table:table-cell table:style-name="Table2.A2" office:value-type="string">
                <text:h text:style-name="_5f_Tableau_5f_Centré" text:outline-level="1"><text:span text:style-name="_5f_Caractères"><text:span text:style-name="T190">Une forêt</text:span></text:span></text:h>
              </table:table-cell>
              <table:table-cell table:style-name="Table2.B5" office:value-type="string">
                <text:h text:style-name="P102" text:outline-level="1"><text:span text:style-name="_5f_Caractères">ha</text:span></text:h>
              </table:table-cell>
            </table:table-row>
          </table:table>
          <text:list xml:id="list100636617673702" text:continue-numbering="true" text:style-name="_5f_Numérotation_20_des_20_exercices">
            <text:list-item>
              <text:h text:style-name="_5f_Titre_5f_Exercices_5f_sans_5f_Titre" text:outline-level="1"><text:span text:style-name="_5f_Caractères">Complète ce tableau que tu pourras utiliser pour répondre aux exercices suivants. </text:span></text:h>
            </text:list-item>
          </text:list>
          <table:table table:name="Table3" table:style-name="Table3">
            <table:table-column table:style-name="Table3.A" table:number-columns-repeated="13"/>
            <table:table-column table:style-name="Table3.N"/>
            <table:table-row table:style-name="Table3.1">
              <table:table-cell table:style-name="Table3.A1" table:number-columns-spanned="2" office:value-type="string">
                <text:h text:style-name="_5f_Tableau_5f_Centré_5f_Gras" text:outline-level="1"><text:span text:style-name="_5f_Caractères_5f_correction"><text:span text:style-name="T188">km</text:span></text:span><text:span text:style-name="_5f_Caractères_5f_correction"><text:span text:style-name="T189">2</text:span></text:span></text:h>
              </table:table-cell>
              <table:covered-table-cell/>
              <table:table-cell table:style-name="Table3.A1" table:number-columns-spanned="2" office:value-type="string">
                <text:h text:style-name="_5f_Tableau_5f_Centré_5f_Gras" text:outline-level="1"><text:span text:style-name="T188">h</text:span><text:span text:style-name="_5f_pointillés_20_gris"><text:span text:style-name="T188">m</text:span></text:span><text:span text:style-name="_5f_pointillés_20_gris"><text:span text:style-name="T189">2</text:span></text:span></text:h>
              </table:table-cell>
              <table:covered-table-cell/>
              <table:table-cell table:style-name="Table3.A1" table:number-columns-spanned="2" office:value-type="string">
                <text:h text:style-name="_5f_Tableau_5f_Centré_5f_Gras" text:outline-level="1"><text:span text:style-name="_5f_Caractères_5f_correction"><text:span text:style-name="T188">dam</text:span></text:span><text:span text:style-name="_5f_Caractères_5f_correction"><text:span text:style-name="T189">2</text:span></text:span></text:h>
              </table:table-cell>
              <table:covered-table-cell/>
              <table:table-cell table:style-name="Table3.A1" table:number-columns-spanned="2" office:value-type="string">
                <text:h text:style-name="_5f_Tableau_5f_Centré_5f_Gras" text:outline-level="1"><text:span text:style-name="_5f_pointillés_20_gris"><text:span text:style-name="T188">m</text:span></text:span><text:span text:style-name="_5f_pointillés_20_gris"><text:span text:style-name="T189">2</text:span></text:span></text:h>
              </table:table-cell>
              <table:covered-table-cell/>
              <table:table-cell table:style-name="Table3.A1" table:number-columns-spanned="2" office:value-type="string">
                <text:h text:style-name="_5f_Tableau_5f_Centré_5f_Gras" text:outline-level="1"><text:span text:style-name="T188">d</text:span><text:span text:style-name="_5f_pointillés_20_gris"><text:span text:style-name="T188">m</text:span></text:span><text:span text:style-name="_5f_pointillés_20_gris"><text:span text:style-name="T189">2</text:span></text:span></text:h>
              </table:table-cell>
              <table:covered-table-cell/>
              <table:table-cell table:style-name="Table3.A1" table:number-columns-spanned="2" office:value-type="string">
                <text:h text:style-name="_5f_Tableau_5f_Centré_5f_Gras" text:outline-level="1"><text:span text:style-name="_5f_Caractères_5f_correction"><text:span text:style-name="T188">cm</text:span></text:span><text:span text:style-name="_5f_Caractères_5f_correction"><text:span text:style-name="T189">2</text:span></text:span></text:h>
              </table:table-cell>
              <table:covered-table-cell/>
              <table:table-cell table:style-name="Table3.M1" table:number-columns-spanned="2" office:value-type="string">
                <text:h text:style-name="_5f_Tableau_5f_Centré_5f_Gras" text:outline-level="1"><text:span text:style-name="T188">m</text:span><text:span text:style-name="_5f_pointillés_20_gris"><text:span text:style-name="T188">m</text:span></text:span><text:span text:style-name="_5f_pointillés_20_gris"><text:span text:style-name="T189">2</text:span></text:span></text:h>
              </table:table-cell>
              <table:covered-table-cell/>
            </table:table-row>
            <table:table-row table:style-name="Table3.1">
              <table:table-cell table:style-name="Table3.A2" table:number-columns-spanned="2" office:value-type="string">
                <text:h text:style-name="_5f_Tableau_5f_Centré_5f_Gras" text:outline-level="1"/>
              </table:table-cell>
              <table:covered-table-cell/>
              <table:table-cell table:style-name="Table3.C2" table:number-columns-spanned="2" office:value-type="string">
                <text:h text:style-name="P103" text:outline-level="1">ha</text:h>
              </table:table-cell>
              <table:covered-table-cell/>
              <table:table-cell table:style-name="Table3.E2" table:number-columns-spanned="2" office:value-type="string">
                <text:h text:style-name="P103" text:outline-level="1"><text:span text:style-name="_5f_Caractères_5f_correction">a</text:span></text:h>
              </table:table-cell>
              <table:covered-table-cell/>
              <table:table-cell table:style-name="Table3.G2" table:number-columns-spanned="2" office:value-type="string">
                <text:h text:style-name="P103" text:outline-level="1"><text:span text:style-name="_5f_Caractères_5f_correction">ca</text:span></text:h>
              </table:table-cell>
              <table:covered-table-cell/>
              <table:table-cell table:style-name="Table3.A2" table:number-columns-spanned="2" office:value-type="string">
                <text:h text:style-name="_5f_Tableau_5f_Centré" text:outline-level="1"/>
              </table:table-cell>
              <table:covered-table-cell/>
              <table:table-cell table:style-name="Table3.A2" table:number-columns-spanned="2" office:value-type="string">
                <text:h text:style-name="_5f_Tableau_5f_Centré" text:outline-level="1"/>
              </table:table-cell>
              <table:covered-table-cell/>
              <table:table-cell table:style-name="Table3.M2" table:number-columns-spanned="2" office:value-type="string">
                <text:h text:style-name="_5f_Tableau_5f_Centré" text:outline-level="1"/>
              </table:table-cell>
              <table:covered-table-cell/>
            </table:table-row>
            <table:table-row table:style-name="Table3.1">
              <table:table-cell table:style-name="Table3.B3" office:value-type="string">
                <text:h text:style-name="_5f_Tableau_5f_Centré_5f_Gras" text:outline-level="1"><text:span text:style-name="_5f_pointillés_20_gris">..</text:span></text:h>
              </table:table-cell>
              <table:table-cell table:style-name="Table3.B3" office:value-type="string">
                <text:h text:style-name="_5f_Tableau_5f_Centré" text:outline-level="1"><text:span text:style-name="_5f_pointillés_20_gris">..</text:span></text:h>
              </table:table-cell>
              <table:table-cell table:style-name="Table3.D3" office:value-type="string">
                <text:h text:style-name="_5f_Tableau_5f_Centré" text:outline-level="1"><text:span text:style-name="_5f_pointillés_20_gris">..</text:span></text:h>
              </table:table-cell>
              <table:table-cell table:style-name="Table3.D3" office:value-type="string">
                <text:h text:style-name="_5f_Tableau_5f_Centré" text:outline-level="1"><text:span text:style-name="_5f_pointillés_20_gris">..</text:span></text:h>
              </table:table-cell>
              <table:table-cell table:style-name="Table3.F3" office:value-type="string">
                <text:h text:style-name="_5f_Tableau_5f_Centré" text:outline-level="1"><text:span text:style-name="_5f_pointillés_20_gris">..</text:span></text:h>
              </table:table-cell>
              <table:table-cell table:style-name="Table3.F3" office:value-type="string">
                <text:h text:style-name="_5f_Tableau_5f_Centré" text:outline-level="1"><text:span text:style-name="_5f_pointillés_20_gris">..</text:span></text:h>
              </table:table-cell>
              <table:table-cell table:style-name="Table3.H3" office:value-type="string">
                <text:h text:style-name="_5f_Tableau_5f_Centré" text:outline-level="1"><text:span text:style-name="_5f_pointillés_20_gris">..</text:span></text:h>
              </table:table-cell>
              <table:table-cell table:style-name="Table3.H3" office:value-type="string">
                <text:h text:style-name="_5f_Tableau_5f_Centré" text:outline-level="1"><text:span text:style-name="_5f_pointillés_20_gris">..</text:span></text:h>
              </table:table-cell>
              <table:table-cell table:style-name="Table3.J3" office:value-type="string">
                <text:h text:style-name="_5f_Tableau_5f_Centré" text:outline-level="1"><text:span text:style-name="_5f_pointillés_20_gris">..</text:span></text:h>
              </table:table-cell>
              <table:table-cell table:style-name="Table3.J3" office:value-type="string">
                <text:h text:style-name="_5f_Tableau_5f_Centré" text:outline-level="1"><text:span text:style-name="_5f_pointillés_20_gris">..</text:span></text:h>
              </table:table-cell>
              <table:table-cell table:style-name="Table3.L3" office:value-type="string">
                <text:h text:style-name="_5f_Tableau_5f_Centré" text:outline-level="1"><text:span text:style-name="_5f_pointillés_20_gris">..</text:span></text:h>
              </table:table-cell>
              <table:table-cell table:style-name="Table3.L3" office:value-type="string">
                <text:h text:style-name="_5f_Tableau_5f_Centré" text:outline-level="1"><text:span text:style-name="_5f_pointillés_20_gris">..</text:span></text:h>
              </table:table-cell>
              <table:table-cell table:style-name="Table3.M3" office:value-type="string">
                <text:h text:style-name="_5f_Tableau_5f_Centré" text:outline-level="1"><text:span text:style-name="_5f_pointillés_20_gris">..</text:span></text:h>
              </table:table-cell>
              <table:table-cell table:style-name="Table3.N3" office:value-type="string">
                <text:h text:style-name="_5f_Tableau_5f_Centré" text:outline-level="1"><text:span text:style-name="_5f_pointillés_20_gris">..</text:span></text:h>
              </table:table-cell>
            </table:table-row>
          </table:table>
          <text:list xml:id="list100636882063549" text:continue-numbering="true" text:style-name="_5f_Numérotation_20_des_20_exercices">
            <text:list-item>
              <text:h text:style-name="_5f_Titre_5f_Exercices_5f_sans_5f_Titre" text:outline-level="1"><text:span text:style-name="_5f_Caractères">Complète.</text:span></text:h>
            </text:list-item>
          </text:list>
          <text:list xml:id="list3598801191" text:style-name="_5f_Numérotation_20_des_20_exercices">
            <text:list-item>
              <text:list>
                <text:list-item>
                  <text:p text:style-name="_5f_Paragraphe_5f_Réponse_5f_Elève"><text:span text:style-name="_5f_Caractères">1 m² = </text:span><text:span text:style-name="_5f_Caractères_5f_correction">100 </text:span><text:span text:style-name="_5f_Caractères">dm² </text:span></text:p>
                </text:list-item>
                <text:list-item>
                  <text:p text:style-name="_5f_Paragraphe_5f_Réponse_5f_Elève"><text:span text:style-name="_5f_Caractères">1 m² = </text:span><text:span text:style-name="_5f_Caractères_5f_correction">10 000 </text:span><text:span text:style-name="_5f_Caractères">cm² </text:span></text:p>
                </text:list-item>
                <text:list-item>
                  <text:p text:style-name="_5f_Paragraphe_5f_Réponse_5f_Elève"><text:span text:style-name="_5f_Caractères">1 m² = </text:span><text:span text:style-name="_5f_Caractères_5f_correction">1 000 000 </text:span><text:span text:style-name="_5f_Caractères">mm² </text:span></text:p>
                </text:list-item>
                <text:list-item>
                  <text:p text:style-name="_5f_Paragraphe_5f_Réponse_5f_Elève"><text:span text:style-name="_5f_Caractères">1 m</text:span><text:span text:style-name="_5f_Caractères"><text:span text:style-name="T186">2</text:span></text:span><text:span text:style-name="_5f_Caractères"> = </text:span><text:span text:style-name="_5f_Caractères_5f_correction">0,01</text:span><text:span text:style-name="_5f_Caractères"> dam² </text:span></text:p>
                </text:list-item>
                <text:list-item>
                  <text:p text:style-name="_5f_Paragraphe_5f_Réponse_5f_Elève"><text:span text:style-name="_5f_Caractères">1 m</text:span><text:span text:style-name="_5f_Caractères"><text:span text:style-name="T186">2</text:span></text:span><text:span text:style-name="_5f_Caractères"> = </text:span><text:span text:style-name="_5f_Caractères_5f_correction">0,000 1</text:span><text:span text:style-name="_5f_Caractères"> hm² </text:span></text:p>
                </text:list-item>
                <text:list-item>
                  <text:p text:style-name="_5f_Paragraphe_5f_Réponse_5f_Elève"><text:span text:style-name="_5f_Caractères">1 m</text:span><text:span text:style-name="_5f_Caractères"><text:span text:style-name="T186">2</text:span></text:span><text:span text:style-name="_5f_Caractères"> = </text:span><text:span text:style-name="_5f_Caractères_5f_correction">0,000 001</text:span><text:span text:style-name="_5f_Caractères"> km²</text:span></text:p>
                </text:list-item>
                <text:list-item>
                  <text:p text:style-name="_5f_Paragraphe_5f_Réponse_5f_Elève"><text:span text:style-name="_5f_Caractères">1 m</text:span><text:span text:style-name="_5f_Caractères"><text:span text:style-name="T186">2</text:span></text:span><text:span text:style-name="_5f_Caractères"> = </text:span><text:span text:style-name="_5f_Caractères_5f_correction">0,01</text:span><text:span text:style-name="_5f_Caractères"> a</text:span></text:p>
                </text:list-item>
              </text:list>
            </text:list-item>
          </text:list>
          <text:list xml:id="list100637357990096" text:continue-list="list100636882063549" text:style-name="_5f_Numérotation_20_des_20_exercices">
            <text:list-header>
              <text:h text:style-name="P115" text:outline-level="1"><text:span text:style-name="_5f_Caractères"/></text:h>
            </text:list-header>
            <text:list-item>
              <text:h text:style-name="P117" text:outline-level="1"><text:span text:style-name="_5f_Caractères">Complète ce tableau.</text:span></text:h>
            </text:list-item>
          </text:list>
          <table:table table:name="Table4" table:style-name="Table4">
            <table:table-column table:style-name="Table4.A"/>
            <table:table-column table:style-name="Table4.B"/>
            <table:table-row table:style-name="Table4.1">
              <table:table-cell table:style-name="Table4.A1" office:value-type="string">
                <text:h text:style-name="_5f_Tableau_5f_Centré_5f_Gras" text:outline-level="1"><text:span text:style-name="_5f_Caractères">En cm² </text:span></text:h>
              </table:table-cell>
              <table:table-cell table:style-name="Table4.B1" office:value-type="string">
                <text:h text:style-name="_5f_Tableau_5f_Centré_5f_Gras" text:outline-level="1"><text:span text:style-name="_5f_Caractères">En mm² </text:span></text:h>
              </table:table-cell>
            </table:table-row>
            <table:table-row table:style-name="Table4.2">
              <table:table-cell table:style-name="Table4.A2" office:value-type="string">
                <text:h text:style-name="_5f_Tableau_5f_Centré" text:outline-level="1"><text:span text:style-name="_5f_Caractères">5</text:span></text:h>
              </table:table-cell>
              <table:table-cell table:style-name="Table4.B2" office:value-type="float" office:value="500">
                <text:h text:style-name="P102" text:outline-level="1"><text:span text:style-name="_5f_Caractères">500</text:span></text:h>
              </table:table-cell>
            </table:table-row>
            <table:table-row table:style-name="Table4.2">
              <table:table-cell table:style-name="Table4.A2" office:value-type="string">
                <text:h text:style-name="_5f_Tableau_5f_Centré" text:outline-level="1"><text:span text:style-name="_5f_Caractères">42</text:span></text:h>
              </table:table-cell>
              <table:table-cell table:style-name="Table4.B3" office:value-type="string">
                <text:h text:style-name="P102" text:outline-level="1"><text:span text:style-name="_5f_Caractères">4 200</text:span></text:h>
              </table:table-cell>
            </table:table-row>
            <table:table-row table:style-name="Table4.2">
              <table:table-cell table:style-name="Table4.A2" office:value-type="string">
                <text:h text:style-name="_5f_Tableau_5f_Centré" text:outline-level="1"><text:span text:style-name="_5f_Caractères">4,352</text:span></text:h>
              </table:table-cell>
              <table:table-cell table:style-name="Table4.B4" office:value-type="string">
                <text:h text:style-name="P102" text:outline-level="1"><text:span text:style-name="_5f_Caractères">435,2</text:span></text:h>
              </table:table-cell>
            </table:table-row>
            <table:table-row table:style-name="Table4.2">
              <table:table-cell table:style-name="Table4.A2" office:value-type="string">
                <text:h text:style-name="_5f_Tableau_5f_Centré" text:outline-level="1"><text:span text:style-name="_5f_Caractères">45,3</text:span></text:h>
              </table:table-cell>
              <table:table-cell table:style-name="Table4.B5" office:value-type="string">
                <text:h text:style-name="P102" text:outline-level="1"><text:span text:style-name="_5f_Caractères">4 530</text:span></text:h>
              </table:table-cell>
            </table:table-row>
            <table:table-row table:style-name="Table4.2">
              <table:table-cell table:style-name="Table4.A2" office:value-type="string">
                <text:h text:style-name="_5f_Tableau_5f_Centré" text:outline-level="1"><text:span text:style-name="_5f_Caractères">78,657</text:span></text:h>
              </table:table-cell>
              <table:table-cell table:style-name="Table4.B6" office:value-type="string">
                <text:h text:style-name="P102" text:outline-level="1"><text:span text:style-name="_5f_Caractères">7 865,7</text:span></text:h>
              </table:table-cell>
            </table:table-row>
          </table:table>
          <text:h text:style-name="_5f_Paragraphe" text:outline-level="1"><draw:g text:anchor-type="char" draw:z-index="3" draw:name="Forme3_8" draw:style-name="gr17"><draw:ellipse draw:style-name="gr18" draw:text-style-name="P130" svg:width="2.677cm" svg:height="0.807cm" draw:transform="rotate (-3.14159265358979) translate (4.43618055555556cm 0.449791666666667cm)" draw:kind="arc" draw:start-angle="359.29" draw:end-angle="180.71"><text:p/></draw:ellipse><draw:ellipse draw:style-name="gr19" draw:text-style-name="P132" svg:width="1.803cm" svg:height="0.609cm" svg:x="2.212cm" svg:y="0.093cm"><text:p><text:span text:style-name="T199">× </text:span><text:span text:style-name="T200">100</text:span></text:p></draw:ellipse></draw:g><text:span text:style-name="_5f_Caractères"/></text:h>
          <text:list xml:id="list100636545698424" text:continue-numbering="true" text:style-name="_5f_Numérotation_20_des_20_exercices">
            <text:list-item>
              <text:h text:style-name="_5f_Titre_5f_Exercices_5f_sans_5f_Titre" text:outline-level="1"><text:span text:style-name="_5f_Caractères">Complète ce tableau.</text:span></text:h>
            </text:list-item>
          </text:list>
          <table:table table:name="Table5" table:style-name="Table5">
            <table:table-column table:style-name="Table5.A"/>
            <table:table-column table:style-name="Table5.B"/>
            <table:table-row table:style-name="Table5.1">
              <table:table-cell table:style-name="Table5.A1" office:value-type="string">
                <text:h text:style-name="_5f_Tableau_5f_Centré_5f_Gras" text:outline-level="1"><text:span text:style-name="_5f_Caractères">En cm² </text:span></text:h>
              </table:table-cell>
              <table:table-cell table:style-name="Table5.B1" office:value-type="string">
                <text:h text:style-name="_5f_Tableau_5f_Centré_5f_Gras" text:outline-level="1"><text:span text:style-name="_5f_Caractères">En m² </text:span></text:h>
              </table:table-cell>
            </table:table-row>
            <table:table-row table:style-name="Table5.2">
              <table:table-cell table:style-name="Table5.A2" office:value-type="string">
                <text:h text:style-name="_5f_Tableau_5f_Centré" text:outline-level="1"><text:span text:style-name="_5f_Caractères">800</text:span></text:h>
              </table:table-cell>
              <table:table-cell table:style-name="Table5.B2" office:value-type="string">
                <text:h text:style-name="P102" text:outline-level="1"><text:span text:style-name="_5f_Caractères">0,08</text:span></text:h>
              </table:table-cell>
            </table:table-row>
            <table:table-row table:style-name="Table5.2">
              <table:table-cell table:style-name="Table5.A2" office:value-type="string">
                <text:h text:style-name="_5f_Tableau_5f_Centré" text:outline-level="1"><text:span text:style-name="_5f_Caractères">54</text:span></text:h>
              </table:table-cell>
              <table:table-cell table:style-name="Table5.B3" office:value-type="string">
                <text:h text:style-name="P102" text:outline-level="1"><text:span text:style-name="_5f_Caractères">0,005 4</text:span></text:h>
              </table:table-cell>
            </table:table-row>
            <table:table-row table:style-name="Table5.2">
              <table:table-cell table:style-name="Table5.A2" office:value-type="string">
                <text:h text:style-name="_5f_Tableau_5f_Centré" text:outline-level="1"><text:span text:style-name="_5f_Caractères">45,52</text:span></text:h>
              </table:table-cell>
              <table:table-cell table:style-name="Table5.B4" office:value-type="string">
                <text:h text:style-name="P102" text:outline-level="1"><text:span text:style-name="_5f_Caractères">0,004 552</text:span></text:h>
              </table:table-cell>
            </table:table-row>
            <table:table-row table:style-name="Table5.2">
              <table:table-cell table:style-name="Table5.A2" office:value-type="string">
                <text:h text:style-name="_5f_Tableau_5f_Centré" text:outline-level="1"><text:span text:style-name="_5f_Caractères">86,892</text:span></text:h>
              </table:table-cell>
              <table:table-cell table:style-name="Table5.B5" office:value-type="string">
                <text:h text:style-name="P102" text:outline-level="1"><text:span text:style-name="_5f_Caractères">0,008 689 2</text:span></text:h>
              </table:table-cell>
            </table:table-row>
            <table:table-row table:style-name="Table5.2">
              <table:table-cell table:style-name="Table5.A2" office:value-type="string">
                <text:h text:style-name="_5f_Tableau_5f_Centré" text:outline-level="1"><text:span text:style-name="_5f_Caractères">0,3</text:span></text:h>
              </table:table-cell>
              <table:table-cell table:style-name="Table5.B6" office:value-type="string">
                <text:h text:style-name="P102" text:outline-level="1"><text:span text:style-name="_5f_Caractères">0,000 03</text:span></text:h>
              </table:table-cell>
            </table:table-row>
            <table:table-row table:style-name="TableLine2057410721696">
              <table:table-cell table:style-name="Table5.A7" table:number-columns-spanned="2" office:value-type="string">
                <text:h text:style-name="_5f_Tableau_5f_Centré" text:outline-level="1"><draw:g text:anchor-type="char" draw:z-index="4" draw:name="Forme3_4" draw:style-name="gr17"><draw:ellipse draw:style-name="gr18" draw:text-style-name="P130" svg:width="3.093cm" svg:height="0.796cm" draw:transform="rotate (-3.14159265358979) translate (4.33563888888889cm 0.474486111111111cm)" draw:kind="arc" draw:start-angle="359.29" draw:end-angle="180.71"><text:p/></draw:ellipse><draw:ellipse draw:style-name="gr19" draw:text-style-name="P132" svg:width="2.084cm" svg:height="0.6cm" svg:x="1.764cm" svg:y="0.123cm"><text:p text:style-name="P131"><text:span text:style-name="T198">÷</text:span><text:span text:style-name="T199"> </text:span><text:span text:style-name="T200">10 000</text:span></text:p></draw:ellipse></draw:g><text:span text:style-name="_5f_Caractères"><text:s/></text:span></text:h>
              </table:table-cell>
              <table:covered-table-cell/>
            </table:table-row>
          </table:table>
          <text:list xml:id="list100637981047922" text:continue-numbering="true" text:style-name="_5f_Numérotation_20_des_20_exercices">
            <text:list-item>
              <text:h text:style-name="_5f_Titre_5f_Exercices_5f_sans_5f_Titre" text:outline-level="1"><text:span text:style-name="_5f_Caractères">Complète.</text:span></text:h>
            </text:list-item>
          </text:list>
          <text:list xml:id="list100636836238372" text:continue-list="list3598801191" text:style-name="_5f_Numérotation_20_des_20_exercices">
            <text:list-item>
              <text:list>
                <text:list-item text:start-value="1">
                  <text:p text:style-name="_5f_Paragraphe_5f_Réponse_5f_Elève"><text:span text:style-name="_5f_Caractères">5 m² = </text:span><text:span text:style-name="_5f_Caractères_5f_correction">50 000 </text:span><text:span text:style-name="_5f_Caractères">cm² </text:span></text:p>
                </text:list-item>
                <text:list-item>
                  <text:p text:style-name="_5f_Paragraphe_5f_Réponse_5f_Elève"><text:span text:style-name="_5f_Caractères">78,2 cm² =</text:span><text:span text:style-name="_5f_Caractères_5f_correction"> 7 820 </text:span><text:span text:style-name="_5f_Caractères">mm² </text:span></text:p>
                </text:list-item>
                <text:list-item>
                  <text:p text:style-name="_5f_Paragraphe_5f_Réponse_5f_Elève"><text:span text:style-name="_5f_Caractères">14 cm² =</text:span><text:span text:style-name="_5f_Caractères_5f_correction"> 0,14 </text:span><text:span text:style-name="_5f_Caractères">dm² </text:span></text:p>
                </text:list-item>
                <text:list-item>
                  <text:p text:style-name="_5f_Paragraphe_5f_Réponse_5f_Elève"><text:span text:style-name="_5f_Caractères">8,3 dm² =</text:span><text:span text:style-name="_5f_Caractères_5f_correction"> 0,083 </text:span><text:span text:style-name="_5f_Caractères">m²</text:span></text:p>
                </text:list-item>
                <text:list-item>
                  <text:p text:style-name="P113"><text:span text:style-name="_5f_Caractères">5,72 hm² =</text:span><text:span text:style-name="_5f_Caractères_5f_correction"> 0,057 2 </text:span><text:span text:style-name="_5f_Caractères">km²</text:span></text:p>
                </text:list-item>
                <text:list-item>
                  <text:p text:style-name="_5f_Paragraphe_5f_Réponse_5f_Elève"><text:span text:style-name="_5f_Caractères">12,35 km² =</text:span><text:span text:style-name="_5f_Caractères_5f_correction"> 12 350 000 </text:span><text:span text:style-name="_5f_Caractères">m² </text:span></text:p>
                </text:list-item>
              </text:list>
            </text:list-item>
          </text:list>
          <text:list xml:id="list100637622938247" text:continue-list="list100637981047922" text:style-name="_5f_Numérotation_20_des_20_exercices">
            <text:list-item>
              <text:h text:style-name="_5f_Titre_5f_Exercices_5f_sans_5f_Titre" text:outline-level="1"><text:span text:style-name="_5f_Caractères">Complète.</text:span></text:h>
            </text:list-item>
          </text:list>
          <text:list xml:id="list100637510751588" text:continue-list="list100636836238372" text:style-name="_5f_Numérotation_20_des_20_exercices">
            <text:list-item>
              <text:list>
                <text:list-item text:start-value="1">
                  <text:p text:style-name="_5f_Paragraphe_5f_Réponse_5f_Elève"><text:span text:style-name="_5f_Caractères">7 ha = </text:span><text:span text:style-name="_5f_Caractères_5f_correction">70 000</text:span><text:span text:style-name="_5f_Caractères"> m² </text:span></text:p>
                </text:list-item>
                <text:list-item>
                  <text:p text:style-name="_5f_Paragraphe_5f_Réponse_5f_Elève"><text:span text:style-name="_5f_Caractères">12 800 m² = </text:span><text:span text:style-name="_5f_Caractères_5f_correction">1,28</text:span><text:span text:style-name="_5f_Caractères"> ha</text:span></text:p>
                </text:list-item>
                <text:list-item>
                  <text:p text:style-name="_5f_Paragraphe_5f_Réponse_5f_Elève"><text:span text:style-name="_5f_Caractères">5,3 a = </text:span><text:span text:style-name="_5f_Caractères_5f_correction">530</text:span><text:span text:style-name="_5f_Caractères"> m² </text:span></text:p>
                </text:list-item>
                <text:list-item>
                  <text:p text:style-name="_5f_Paragraphe_5f_Réponse_5f_Elève"><text:span text:style-name="_5f_Caractères">145 m</text:span><text:span text:style-name="_5f_Caractères"><text:span text:style-name="T186">2</text:span></text:span><text:span text:style-name="_5f_Caractères"> = </text:span><text:span text:style-name="_5f_Caractères_5f_correction">1,45</text:span><text:span text:style-name="_5f_Caractères"> a</text:span></text:p>
                </text:list-item>
                <text:list-item>
                  <text:p text:style-name="_5f_Paragraphe_5f_Réponse_5f_Elève"><text:span text:style-name="_5f_Caractères">7 ha 3 a = </text:span><text:span text:style-name="_5f_Caractères_5f_correction">70 300</text:span><text:span text:style-name="_5f_Caractères"> m² </text:span></text:p>
                </text:list-item>
                <text:list-item>
                  <text:p text:style-name="_5f_Paragraphe_5f_Réponse_5f_Elève"><text:span text:style-name="_5f_Caractères">3 km² = </text:span><text:span text:style-name="_5f_Caractères_5f_correction">300</text:span><text:span text:style-name="_5f_Caractères"> ha</text:span></text:p>
                </text:list-item>
              </text:list>
            </text:list-item>
          </text:list>
          <text:list xml:id="list100636829979541" text:continue-list="list100637622938247" text:style-name="_5f_Numérotation_20_des_20_exercices">
            <text:list-header>
              <text:h text:style-name="_5f_Titre_5f_Exercices_5f_sans_5f_Titre" text:outline-level="1"><text:span text:style-name="_5f_Caractères"/></text:h>
            </text:list-header>
            <text:list-item>
              <text:h text:style-name="P116" text:outline-level="1"><text:soft-page-break/><text:span text:style-name="_5f_Caractères">Voici l'aire des quatre champs de M. Paul.</text:span></text:h>
            </text:list-item>
          </text:list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column table:style-name="Table6.D"/>
            <table:table-column table:style-name="Table6.E"/>
            <table:table-row table:style-name="Table6.1">
              <table:table-cell table:style-name="Table6.A1" office:value-type="string">
                <text:h text:style-name="_5f_Tableau_5f_Centré_5f_Gras" text:outline-level="1"><text:span text:style-name="_5f_Caractères"><text:span text:style-name="T192">Champ de</text:span></text:span></text:h>
              </table:table-cell>
              <table:table-cell table:style-name="Table6.A1" office:value-type="string">
                <text:h text:style-name="_5f_Tableau_5f_Centré_5f_Gras" text:outline-level="1"><text:span text:style-name="_5f_Caractères"><text:span text:style-name="T190">Maïs</text:span></text:span></text:h>
              </table:table-cell>
              <table:table-cell table:style-name="Table6.A1" office:value-type="string">
                <text:h text:style-name="_5f_Tableau_5f_Centré_5f_Gras" text:outline-level="1"><text:span text:style-name="_5f_Caractères"><text:span text:style-name="T190">Blé</text:span></text:span></text:h>
              </table:table-cell>
              <table:table-cell table:style-name="Table6.A1" office:value-type="string">
                <text:h text:style-name="_5f_Tableau_5f_Centré_5f_Gras" text:outline-level="1"><text:span text:style-name="_5f_Caractères"><text:span text:style-name="T190">Orge</text:span></text:span></text:h>
              </table:table-cell>
              <table:table-cell table:style-name="Table6.E1" office:value-type="string">
                <text:h text:style-name="_5f_Tableau_5f_Centré_5f_Gras" text:outline-level="1"><text:span text:style-name="_5f_Caractères"><text:span text:style-name="T190">Avoine</text:span></text:span></text:h>
              </table:table-cell>
            </table:table-row>
            <table:table-row table:style-name="Table6.1">
              <table:table-cell table:style-name="Table6.A2" office:value-type="string">
                <text:h text:style-name="_5f_Tableau_5f_Centré_5f_Gras" text:outline-level="1"><text:span text:style-name="_5f_Caractères"><text:span text:style-name="T190">Aire</text:span></text:span></text:h>
              </table:table-cell>
              <table:table-cell table:style-name="Table6.B2" office:value-type="string">
                <text:h text:style-name="_5f_Tableau_5f_Centré" text:outline-level="1"><text:span text:style-name="_5f_Caractères"><text:span text:style-name="T191">2,35 hm² </text:span></text:span></text:h>
              </table:table-cell>
              <table:table-cell table:style-name="Table6.C2" office:value-type="string">
                <text:h text:style-name="_5f_Tableau_5f_Centré" text:outline-level="1"><text:span text:style-name="_5f_Caractères"><text:span text:style-name="T191">549 dam² </text:span></text:span></text:h>
              </table:table-cell>
              <table:table-cell table:style-name="Table6.D2" office:value-type="string">
                <text:h text:style-name="_5f_Tableau_5f_Centré" text:outline-level="1"><text:span text:style-name="_5f_Caractères"><text:span text:style-name="T191">9 800 m² </text:span></text:span></text:h>
              </table:table-cell>
              <table:table-cell table:style-name="Table6.E2" office:value-type="string">
                <text:h text:style-name="_5f_Tableau_5f_Centré" text:outline-level="1"><text:span text:style-name="_5f_Caractères"><text:span text:style-name="T191">0,013 5 km² </text:span></text:span></text:h>
              </table:table-cell>
            </table:table-row>
          </table:table>
          <text:list xml:id="list100636819871387" text:continue-numbering="true" text:style-name="_5f_Numérotation_20_des_20_exercices">
            <text:list-item>
              <text:list>
                <text:list-item>
                  <text:p text:style-name="_5f_Paragraphe_5f_avec_5f_Num_5f_Question"><text:span text:style-name="_5f_Caractères">Classe les champs de M. Paul dans l'ordre croissant de leurs aires.</text:span></text:p>
                  <text:p text:style-name="_5f_Paragraphe_5f_Réponse_5f_Elève"><text:span text:style-name="_5f_Caractères_5f_correction">9 800 m² &lt; 13 500 m² &lt; 23 500 m² &lt; 54 900 m²</text:span></text:p>
                  <text:p text:style-name="_5f_Paragraphe_5f_Réponse_5f_Elève"><text:span text:style-name="_5f_Caractères_5f_correction">9 800 m² &lt; 0,013 5 km² &lt; 2,35 hm² &lt; 549 dam²</text:span></text:p>
                  <text:p text:style-name="P112"><text:span text:style-name="_5f_Caractères_5f_correction"><text:span text:style-name="T195">A.C. = Aire du champ de….</text:span></text:span></text:p>
                  <text:p text:style-name="P110"><text:span text:style-name="_5f_Caractères_5f_correction"><text:span text:style-name="T194">A.</text:span></text:span><text:span text:style-name="_5f_Caractères_5f_correction"><text:span text:style-name="T195">C. </text:span></text:span><text:span text:style-name="_5f_Caractères_5f_correction"><text:span text:style-name="T193">o</text:span></text:span><text:span text:style-name="_5f_Caractères_5f_correction">rge &lt; </text:span><text:span text:style-name="_5f_Caractères_5f_correction"><text:span text:style-name="T194">A.</text:span></text:span><text:span text:style-name="_5f_Caractères_5f_correction"><text:span text:style-name="T195">C.</text:span></text:span><text:span text:style-name="_5f_Caractères_5f_correction"><text:span text:style-name="T194"> a</text:span></text:span><text:span text:style-name="_5f_Caractères_5f_correction">voine &lt; </text:span><text:span text:style-name="_5f_Caractères_5f_correction"><text:span text:style-name="T194">A.</text:span></text:span><text:span text:style-name="_5f_Caractères_5f_correction"><text:span text:style-name="T195">C.</text:span></text:span><text:span text:style-name="_5f_Caractères_5f_correction"><text:span text:style-name="T194"> m</text:span></text:span><text:span text:style-name="_5f_Caractères_5f_correction">aïs &lt; </text:span><text:span text:style-name="_5f_Caractères_5f_correction"><text:span text:style-name="T194">A.</text:span></text:span><text:span text:style-name="_5f_Caractères_5f_correction"><text:span text:style-name="T195">C.</text:span></text:span><text:span text:style-name="_5f_Caractères_5f_correction"><text:span text:style-name="T194"> b</text:span></text:span><text:span text:style-name="_5f_Caractères_5f_correction">lé</text:span></text:p>
                </text:list-item>
                <text:list-item>
                  <text:p text:style-name="_5f_Paragraphe_5f_avec_5f_Num_5f_Question"><text:span text:style-name="_5f_Caractères">Indique l'aire de la surface qu'il manque à M. Paul pour atteindre les 14 hectares.</text:span></text:p>
                  <text:p text:style-name="_5f_Paragraphe_5f_Réponse_5f_Elève"><text:span text:style-name="_5f_Caractères_5f_correction">2,35 hm² = 2,35 ha ; 549 dam² = 5,49 ha</text:span></text:p>
                  <text:p text:style-name="_5f_Paragraphe_5f_Réponse_5f_Elève"><text:span text:style-name="_5f_Caractères_5f_correction">9 800 m² = 0,98 ha ; 0,013 5 km² = 1,35 ha</text:span></text:p>
                  <text:p text:style-name="_5f_Paragraphe_5f_Réponse_5f_Elève"><text:span text:style-name="_5f_Caractères_5f_correction">14 − (2,35 + 5,49 + 0,98 + 1,35) = 14 − 10,17</text:span></text:p>
                  <text:p text:style-name="_5f_Paragraphe_5f_Réponse_5f_Elève"><text:span text:style-name="_5f_Caractères_5f_correction">14 ha − 10,17 ha = 3,83 ha</text:span></text:p>
                </text:list-item>
              </text:list>
            </text:list-item>
          </text:list>
          <text:p text:style-name="Standard"><text:span text:style-name="_5f_Caractères_5f_correction">Il manque 3,83 ha à M. Paul pour atteindre 14 ha.</text:span></text:p>
        </text:section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Lucida Sans3" svg:font-family="'Lucida Sans'" style:font-pitch="variable" style:font-charset="x-symbol"/>
    <style:font-face style:name="OpenSymbol" svg:font-family="OpenSymbol" style:font-pitch="variable" style:font-charset="x-symbol"/>
    <style:font-face style:name="SimSun1" svg:font-family="SimSun" style:font-pitch="variable" style:font-charset="x-symbol"/>
    <style:font-face style:name="StarSymbol2" svg:font-family="StarSymbol" style:font-pitch="variable" style:font-charset="x-symbol"/>
    <style:font-face style:name="StarSymbol1" svg:font-family="StarSymbol" style:font-adornments="Regular" style:font-pitch="variable" style:font-charset="x-symbol"/>
    <style:font-face style:name="Times New Roman2" svg:font-family="'Times New Roman'" style:font-pitch="variable" style:font-charset="x-symbol"/>
    <style:font-face style:name="Times New Roman4" svg:font-family="'Times New Roman'" style:font-family-generic="roman" style:font-pitch="variable" style:font-charset="x-symbol"/>
    <style:font-face style:name="Lucida Sans1" svg:font-family="'Lucida Sans'" style:font-family-generic="system" style:font-pitch="variable" style:font-charset="x-symbol"/>
    <style:font-face style:name="SimSun3" svg:font-family="SimSun" style:font-family-generic="system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SimSun" svg:font-family="SimSun" style:font-pitch="variable"/>
    <style:font-face style:name="Tahoma" svg:font-family="Tahoma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3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2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2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2" draw:display-name="Bitmape 2" xlink:href="Pictures/1000000000000462000000589ACB62EABBDEC345.png" xlink:type="simple" xlink:show="embed" xlink:actuate="onLoad"/>
    <draw:fill-image draw:name="Bitmape_20_3" draw:display-name="Bitmape 3" xlink:href="Pictures/1000020100000A26000000ECB5CB7417BB67109D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3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1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5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1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impaire_20__28_D_29_">
      <style:paragraph-properties fo:text-align="start" style:justify-single-word="false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Footer">
      <style:text-properties officeooo:paragraph-rsid="008d016c"/>
    </style:style>
    <style:style style:name="MP57" style:family="paragraph" style:parent-style-name="Header">
      <style:paragraph-properties fo:margin-left="0cm" fo:margin-right="0cm" fo:text-indent="0cm" style:auto-text-indent="false"/>
    </style:style>
    <style:style style:name="MP5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9" style:family="paragraph" style:parent-style-name="_5f_Header_20_N_20_page_20_impaire_20__28_D_29_">
      <style:text-properties officeooo:rsid="027aa87d" officeooo:paragraph-rsid="027aa87d"/>
    </style:style>
    <style:style style:name="MP60" style:family="paragraph" style:parent-style-name="_5f_Header_20_N_20_page_20_impaire_20__28_D_29_">
      <style:text-properties officeooo:rsid="0277791e" officeooo:paragraph-rsid="0277791e"/>
    </style:style>
    <style:style style:name="MP6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3" style:family="paragraph" style:parent-style-name="Footer">
      <style:text-properties officeooo:rsid="0242edd8" officeooo:paragraph-rsid="0242edd8"/>
    </style:style>
    <style:style style:name="MP64" style:family="paragraph" style:parent-style-name="Foot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2bcc5" officeooo:paragraph-rsid="0202bcc5"/>
    </style:style>
    <style:style style:name="MP67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8" style:family="paragraph" style:parent-style-name="Footer">
      <style:text-properties officeooo:paragraph-rsid="00a59a60"/>
    </style:style>
    <style:style style:name="MP69" style:family="paragraph" style:parent-style-name="Footer">
      <style:text-properties officeooo:paragraph-rsid="004274bc"/>
    </style:style>
    <style:style style:name="MP70" style:family="paragraph" style:parent-style-name="Header">
      <style:paragraph-properties fo:text-align="center" style:justify-single-word="false"/>
      <style:text-properties officeooo:paragraph-rsid="00c10aa6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2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6" style:family="paragraph" style:parent-style-name="Footer">
      <style:text-properties officeooo:paragraph-rsid="00d8520c"/>
    </style:style>
    <style:style style:name="MP77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8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9" style:family="paragraph" style:parent-style-name="Footer">
      <style:text-properties officeooo:paragraph-rsid="002aa84d"/>
    </style:style>
    <style:style style:name="MP80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1" style:family="paragraph">
      <loext:graphic-properties draw:fill="solid" draw:fill-color="#7fb241"/>
    </style:style>
    <style:style style:name="MP8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e4367" officeooo:paragraph-rsid="020e4367"/>
    </style:style>
    <style:style style:name="MP84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4ea98" officeooo:paragraph-rsid="0204ea98"/>
    </style:style>
    <style:style style:name="MP88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0" style:family="paragraph" style:parent-style-name="_5f_Header_20_G_20_page_20_impaire_20__28_D_29_">
      <style:text-properties officeooo:paragraph-rsid="00c87b35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1fbd77d" officeooo:paragraph-rsid="01fbd77d"/>
    </style:style>
    <style:style style:name="MP9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8825c" officeooo:paragraph-rsid="0208825c"/>
    </style:style>
    <style:style style:name="MP94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5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01f8a2d" officeooo:paragraph-rsid="00bd36bc"/>
    </style:style>
    <style:style style:name="MP97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9" style:family="paragraph" style:parent-style-name="Footer">
      <style:text-properties officeooo:rsid="011350d1" officeooo:paragraph-rsid="011350d1"/>
    </style:style>
    <style:style style:name="MP100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1" style:family="paragraph">
      <loext:graphic-properties draw:fill="solid" draw:fill-color="#1ca2b8"/>
    </style:style>
    <style:style style:name="MP102" style:family="paragraph" style:parent-style-name="Footer">
      <style:text-properties officeooo:rsid="001f8a2d" officeooo:paragraph-rsid="002b33ed"/>
    </style:style>
    <style:style style:name="MP103" style:family="paragraph" style:parent-style-name="Footer">
      <style:text-properties officeooo:rsid="0096b4e2" officeooo:paragraph-rsid="0096b4e2"/>
    </style:style>
    <style:style style:name="MP104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096b4e2"/>
    </style:style>
    <style:style style:name="MP10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8" style:family="paragraph" style:parent-style-name="Footer">
      <style:text-properties officeooo:paragraph-rsid="02a682f9"/>
    </style:style>
    <style:style style:name="MP109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10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1" style:family="paragraph" style:parent-style-name="Header">
      <style:paragraph-properties fo:text-align="start" style:justify-single-word="false"/>
      <style:text-properties officeooo:paragraph-rsid="02a56131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6" style:family="paragraph">
      <loext:graphic-properties draw:fill="solid" draw:fill-color="#d62e4e"/>
    </style:style>
    <style:style style:name="MP11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8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1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1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1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1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1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1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1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1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2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1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1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1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" fo:font-weight="bold" officeooo:rsid="0246ec76"/>
    </style:style>
    <style:style style:name="MT72" style:family="text">
      <style:text-properties fo:font-variant="small-caps" fo:color="#7fb241" loext:opacity="100%" style:font-name="Bitstream Vera Sans1" fo:font-size="16pt" fo:font-style="normal" fo:text-shadow="none" fo:font-weight="bold" officeooo:rsid="008d016c"/>
    </style:style>
    <style:style style:name="MT73" style:family="text">
      <style:text-properties fo:font-variant="small-caps" fo:color="#7fb241" loext:opacity="100%" style:font-name="Bitstream Vera Sans1" fo:font-size="16pt" fo:font-style="normal" fo:text-shadow="none" fo:font-weight="bold" officeooo:rsid="016f3374"/>
    </style:style>
    <style:style style:name="MT74" style:family="text">
      <style:text-properties officeooo:rsid="016f3374"/>
    </style:style>
    <style:style style:name="MT7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7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8" style:family="text">
      <style:text-properties officeooo:rsid="014407b5"/>
    </style:style>
    <style:style style:name="MT79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0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81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2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3" style:family="text">
      <style:text-properties fo:font-variant="small-caps" fo:color="#7fb241" loext:opacity="100%" style:font-name="Bitstream Vera Sans1" fo:font-size="16pt" fo:font-style="normal" fo:text-shadow="none" fo:font-weight="bold" officeooo:rsid="0177e18a"/>
    </style:style>
    <style:style style:name="MT84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5" style:family="text">
      <style:text-properties fo:font-variant="small-caps" fo:color="#7fb241" loext:opacity="100%" style:font-name="Bitstream Vera Sans1" fo:font-size="16pt" fo:font-style="normal" fo:text-shadow="none" fo:font-weight="bold" officeooo:rsid="017f1451"/>
    </style:style>
    <style:style style:name="MT86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7" style:family="text">
      <style:text-properties fo:font-variant="small-caps" fo:color="#7fb241" loext:opacity="100%" style:font-name="Bitstream Vera Sans" fo:font-size="16pt" fo:font-weight="bold" officeooo:rsid="02768590"/>
    </style:style>
    <style:style style:name="MT88" style:family="text">
      <style:text-properties fo:text-transform="uppercase" fo:color="#808080" loext:opacity="100%" style:font-name="Bitstream Vera Sans" fo:font-size="9pt" officeooo:rsid="02768590" fo:background-color="transparent" loext:char-shading-value="0"/>
    </style:style>
    <style:style style:name="MT8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90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92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3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4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5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6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7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8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100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102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3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4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5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6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8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9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11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2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13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6" style:family="text">
      <style:text-properties officeooo:rsid="008d016c"/>
    </style:style>
    <style:style style:name="MT117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8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9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20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21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2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5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6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8" style:family="text">
      <style:text-properties officeooo:rsid="009e3fdd"/>
    </style:style>
    <style:style style:name="MT129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0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1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32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33" style:family="text">
      <style:text-properties fo:font-variant="small-caps" officeooo:rsid="0054f64f"/>
    </style:style>
    <style:style style:name="MT134" style:family="text">
      <style:text-properties fo:font-variant="small-caps"/>
    </style:style>
    <style:style style:name="MT135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6" style:family="text">
      <style:text-properties officeooo:rsid="00a4cf55"/>
    </style:style>
    <style:style style:name="MT13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0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41" style:family="text">
      <style:text-properties officeooo:rsid="005a3fa8"/>
    </style:style>
    <style:style style:name="MT142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143" style:family="text">
      <style:text-properties officeooo:rsid="00415f3a"/>
    </style:style>
    <style:style style:name="MT144" style:family="text">
      <style:text-properties officeooo:rsid="00386ebd"/>
    </style:style>
    <style:style style:name="MT145" style:family="text">
      <style:text-properties fo:font-variant="small-caps" fo:color="#7fb241" loext:opacity="100%" style:font-name="Bitstream Vera Sans1" fo:font-size="16pt" fo:font-style="normal" fo:text-shadow="none" fo:font-weight="bold" officeooo:rsid="020eb4a7"/>
    </style:style>
    <style:style style:name="MT146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7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9" style:family="text">
      <style:text-properties officeooo:rsid="00a59a60"/>
    </style:style>
    <style:style style:name="MT150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1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2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53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4" style:family="text">
      <style:text-properties officeooo:rsid="01fe03f2"/>
    </style:style>
    <style:style style:name="MT155" style:family="text">
      <style:text-properties fo:font-variant="small-caps" officeooo:rsid="0096b4e2"/>
    </style:style>
    <style:style style:name="MT156" style:family="text">
      <style:text-properties fo:font-variant="small-caps" officeooo:rsid="00a847d5"/>
    </style:style>
    <style:style style:name="MT157" style:family="text">
      <style:text-properties officeooo:rsid="0096b4e2"/>
    </style:style>
    <style:style style:name="MT15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9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60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61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62" style:family="text">
      <style:text-properties officeooo:rsid="0032e83a"/>
    </style:style>
    <style:style style:name="MT163" style:family="text">
      <style:text-properties officeooo:rsid="002b33ed"/>
    </style:style>
    <style:style style:name="MT16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8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9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70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71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72" style:family="text">
      <style:text-properties fo:font-variant="small-caps" officeooo:rsid="007d7a6f"/>
    </style:style>
    <style:style style:name="MT173" style:family="text">
      <style:text-properties officeooo:rsid="00a59037"/>
    </style:style>
    <style:style style:name="MT174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5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6" style:family="text">
      <style:text-properties fo:font-variant="small-caps" officeooo:rsid="00990660"/>
    </style:style>
    <style:style style:name="MT177" style:family="text">
      <style:text-properties fo:font-variant="small-caps" officeooo:rsid="00b5d2d1"/>
    </style:style>
    <style:style style:name="MT178" style:family="text">
      <style:text-properties fo:font-variant="small-caps" officeooo:rsid="00b6801f"/>
    </style:style>
    <style:style style:name="MT179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1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82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3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4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T185" style:family="text">
      <style:text-properties fo:font-variant="small-caps" fo:color="#7fb241" loext:opacity="100%" style:font-name="Bitstream Vera Sans" fo:font-size="16pt" fo:font-weight="bold" officeooo:rsid="027e7a29"/>
    </style:style>
    <style:style style:name="MT186" style:family="text">
      <style:text-properties fo:text-transform="uppercase" fo:color="#808080" loext:opacity="100%" style:font-name="Bitstream Vera Sans" fo:font-size="9pt" officeooo:rsid="027e7a29" fo:background-color="transparent" loext:char-shading-value="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8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6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7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45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43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344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42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1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9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40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6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7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8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34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35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30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32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31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333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7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8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9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4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5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6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22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23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9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0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1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15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317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18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316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2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3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4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09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11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10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6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7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08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302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03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304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05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9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0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1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294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5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297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8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296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1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2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3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288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290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89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5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6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87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282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284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83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9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0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1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274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75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277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78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76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1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2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3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268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269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70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263" draw:name="Shape3_12" draw:style-name="Mgr5" draw:text-style-name="MP1" svg:x1="10.308cm" svg:y1="0.388cm" svg:x2="20.496cm" svg:y2="0.36cm"><text:p/></draw:line><draw:path text:anchor-type="paragraph" draw:z-index="264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266" draw:name="Shape3_27" draw:style-name="Mgr5" draw:text-style-name="MP1" svg:x1="10.308cm" svg:y1="0.388cm" svg:x2="20.496cm" svg:y2="0.36cm"><text:p/></draw:line><draw:path text:anchor-type="paragraph" draw:z-index="267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65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0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1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2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59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6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7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8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54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55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1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2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3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49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50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47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48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45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46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2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3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4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41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8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9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0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36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37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3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4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5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0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1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2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28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29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25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26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7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223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24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20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21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222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18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219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9" draw:name="Shape3_39" draw:style-name="Mgr9" draw:text-style-name="MP1" svg:x1="12.104cm" svg:y1="0.392cm" svg:x2="20.497cm" svg:y2="0.36cm"><text:p/></draw:line><text:span text:style-name="MT71">Conversion d’unité</text:span> : <text:span text:style-name="MT71">masses</text:span></text:p>
      </style:header>
      <style:header-left>
        <text:p text:style-name="_5f_Header_20_M_20_page_20_impaire_20__28_D_29_"><draw:line text:anchor-type="paragraph" draw:z-index="217" draw:name="Shape3_18" draw:style-name="Mgr9" draw:text-style-name="MP1" svg:x1="11.292cm" svg:y1="0.381cm" svg:x2="20.496cm" svg:y2="0.36cm"><text:p/></draw:line><text:span text:style-name="MT72">Périmètre</text:span> : <text:span text:style-name="MT73">Coder et calculer</text:span></text:p>
      </style:header-left>
      <style:footer>
        <text:h text:style-name="_5f_Footer_20_page_20_paire_20__28_G_29_" text:outline-level="1"><draw:frame draw:style-name="Mfr1" draw:name="Frame7" text:anchor-type="paragraph" svg:y="-0.06cm" draw:z-index="0"><draw:text-box fo:min-height="0.499cm" fo:min-width="7.096cm"><draw:frame draw:style-name="Mfr2" draw:name="Frame8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74">C</text:span>onversion d’unité : masses</text:h></draw:text-box></draw:frame><draw:g text:anchor-type="paragraph" draw:z-index="11" draw:name="Shape4_106" draw:style-name="Mgr2"><draw:path draw:style-name="Mgr10" draw:text-style-name="MP47" svg:width="0.855cm" svg:height="1.172cm" svg:x="18.44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g text:anchor-type="paragraph" draw:z-index="12" draw:name="Shape4_268" draw:style-name="Mgr2"><draw:path draw:style-name="Mgr10" draw:text-style-name="MP47" svg:width="0.855cm" svg:height="1.172cm" svg:x="-0.307cm" svg:y="-0.175cm" svg:viewBox="0 0 856 1173" svg:d="M856 1173h-856v-991c0-100 79-182 175-182h505c97 0 176 82 176 182z"><text:p/></draw:path></draw:g><draw:frame draw:style-name="Mfr1" draw:name="Frame15" text:anchor-type="paragraph" svg:y="-0.06cm" draw:z-index="0"><draw:text-box fo:min-height="0.499cm" fo:min-width="7.096cm"><draw:frame draw:style-name="Mfr2" draw:name="Frame1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8" text:outline-level="1"><text:span text:style-name="MT75">Périmètre : </text:span><text:span text:style-name="MT76">coder et calculer</text:span></text:h></draw:text-box></draw:frame></text:h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4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5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16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12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13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8">P</text:span>roportionnalité </text:p>
      </style:header>
      <style:header-left>
        <text:p text:style-name="_5f_Header_20_D_20_page_20_paire_20__28_G_29_"><text:span text:style-name="MT77"><text:tab/>Proportionnalité et pourcentage</text:span><text:span text:style-name="MT59"> </text:span>: <text:span text:style-name="MT77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210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11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08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09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>
      <style:header-left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06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80">Proportionnalité et pourcentage : </text:span><text:span text:style-name="MT81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2">Proportionnalité et pourcentages : </text:span><text:span text:style-name="MT81">pourcentages</text:span></text:p></draw:text-box></draw:frame><draw:g text:anchor-type="paragraph" draw:z-index="207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3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4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5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2">Périmètre</text:span> : <text:span text:style-name="MT72">Calculs sur une figure</text:span></text:p>
      </style:header>
      <style:header-left>
        <text:p text:style-name="_5f_Header_20_M_20_page_20_paire_20__28_G_29_"><text:span text:style-name="MT72">Périmètre</text:span> : <text:span text:style-name="MT72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200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201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02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7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8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9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95" draw:name="Shape3_1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>
      <style:header-left>
        <text:p text:style-name="_5f_Header_20_M_20_page_20_impaire_20__28_D_29_"><draw:line text:anchor-type="paragraph" draw:z-index="196" draw:name="Shape3_20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4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2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3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4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89" draw:name="Shape3_16" draw:style-name="Mgr9" draw:text-style-name="MP1" svg:x1="12.726cm" svg:y1="0.399cm" svg:x2="20.496cm" svg:y2="0.36cm"><text:p/></draw:line><text:span text:style-name="MT72">Périmètre</text:span> : <text:span text:style-name="MT85">Périmètres et unités</text:span></text:p>
      </style:header>
      <style:header-left>
        <text:p text:style-name="MP57"><draw:line text:anchor-type="paragraph" draw:z-index="191" draw:name="Shape3_17" draw:style-name="Mgr9" draw:text-style-name="MP1" svg:x1="16.083cm" svg:y1="0.383cm" svg:x2="20.496cm" svg:y2="0.36cm"><text:p/></draw:line><text:span text:style-name="MT72">Périmètre</text:span> : <text:span text:style-name="MT85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90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5">Périmètre <text:s/>: </text:span><text:span text:style-name="MT86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6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7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8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84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draw:g text:anchor-type="paragraph" draw:z-index="185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1">Volume</text:span><text:span text:style-name="MT4"> </text:span></text:p></draw:text-box></draw:frame><draw:g text:anchor-type="paragraph" draw:z-index="183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60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Conversions d’unités : longueurs</text:p></draw:text-box></draw:frame><draw:g text:anchor-type="paragraph" draw:z-index="180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81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Conversions d’unités : longueurs</text:p></draw:text-box></draw:frame><draw:g text:anchor-type="paragraph" draw:z-index="182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92">Conversions d’unités : longueurs</text:span></text:p>
      </style:header>
      <style:header-left>
        <text:p text:style-name="_5f_Header_20_N_20_page_20_impaire_20__28_D_29_"><text:s/><text:span text:style-name="MT92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longueurs</text:span><text:span text:style-name="MT4"> </text:span></text:p></draw:text-box></draw:frame><draw:g text:anchor-type="paragraph" draw:z-index="177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8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9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93">masses</text:span></text:p>
      </style:header>
      <style:header-left>
        <text:p text:style-name="_5f_Header_20_N_20_page_20_impaire_20__28_D_29_"><text:s/><text:span text:style-name="MT92">Conversions d’unités : </text:span><text:span text:style-name="MT93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4">masses</text:span><text:span text:style-name="MT4"> </text:span></text:p></draw:text-box></draw:frame><draw:g text:anchor-type="paragraph" draw:z-index="174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5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6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>
      <style:header-left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-left>
      <style:footer>
        <text:p text:style-name="MP63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5">Masses</text:span><text:span text:style-name="MT4"> </text:span></text:p></draw:text-box></draw:frame><draw:g text:anchor-type="paragraph" draw:z-index="171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72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73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97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92">Conversions d’unités : </text:span><text:span text:style-name="MT98">Capacités</text:span></text:p>
      </style:header>
      <style:header-left>
        <text:p text:style-name="Header"><text:s/><text:span text:style-name="MT92">Conversions d’unités : </text:span><text:span text:style-name="MT98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9">capacités</text:span><text:span text:style-name="MT4"> </text:span></text:p></draw:text-box></draw:frame><draw:g text:anchor-type="paragraph" draw:z-index="168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9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0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98">Capacités</text:span></text:p>
      </style:header>
      <style:header-left>
        <text:p text:style-name="_5f_Header_20_N_20_page_20_impaire_20__28_D_29_"><text:span text:style-name="MT100">Conversions d’unités : </text:span><text:span text:style-name="MT98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1">Capacités</text:span><text:span text:style-name="MT4"> </text:span></text:p></draw:text-box></draw:frame><draw:g text:anchor-type="paragraph" draw:z-index="167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92">Conversions d’unités : </text:span><text:span text:style-name="MT102">Temps et d</text:span><text:span text:style-name="MT103">urées</text:span></text:p>
      </style:header>
      <style:header-left>
        <text:p text:style-name="Header"><text:s/><text:span text:style-name="MT92">Conversions d’unités : </text:span><text:span text:style-name="MT102">Temps et d</text:span><text:span text:style-name="MT103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64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5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6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>
      <style:header-left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62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63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04">temps et </text:span><text:span text:style-name="MT105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06">Temps et durées</text:span></text:p>
      </style:header>
      <style:header-left>
        <text:p text:style-name="_5f_Header_20_N_20_page_20_impaire_20__28_D_29_"><text:s/><text:span text:style-name="MT92">Conversions d’unités : </text:span><text:span text:style-name="MT106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7">Temps et </text:span><text:span text:style-name="MT108">Durée</text:span><text:span text:style-name="MT4"> </text:span></text:p></draw:text-box></draw:frame><draw:g text:anchor-type="paragraph" draw:z-index="159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0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1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9">Vitesse</text:span></text:p>
      </style:header>
      <style:header-left>
        <text:p text:style-name="_5f_Header_20_N_20_page_20_impaire_20__28_D_29_"><text:span text:style-name="MT100">Conversions d’unités : </text:span><text:span text:style-name="MT109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0">vitesse</text:span><text:span text:style-name="MT4"> </text:span></text:p></draw:text-box></draw:frame><draw:g text:anchor-type="paragraph" draw:z-index="157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58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10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92">Conversions d’unités : </text:span><text:span text:style-name="MT111">Aires</text:span></text:p>
      </style:header>
      <style:header-left>
        <text:p text:style-name="Header"><text:s/><text:span text:style-name="MT92">Conversions d’unités : </text:span><text:span text:style-name="MT111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2">aires</text:span></text:p></draw:text-box></draw:frame><draw:g text:anchor-type="paragraph" draw:z-index="154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5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6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00">Conversions d’unités : </text:span><text:span text:style-name="MT111">Aires</text:span></text:p>
      </style:header>
      <style:header-left>
        <text:p text:style-name="_5f_Header_20_N_20_page_20_paire_20__28_G_29_"><text:span text:style-name="MT100">Conversions d’unités : </text:span><text:span text:style-name="MT111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0">Conversions d’unités : </text:span><text:span text:style-name="MT112">Aires</text:span></text:h></draw:text-box></draw:frame><draw:g text:anchor-type="paragraph" draw:z-index="153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13">Problèmes</text:span></text:p>
      </style:header>
      <style:header-left>
        <text:p text:style-name="_5f_Header_20_N_20_page_20_paire_20__28_G_29_"><text:s/><text:span text:style-name="MT92">Conversions d’unités : </text:span><text:span text:style-name="MT113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51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5">Conversions d’unités </text:span><text:span text:style-name="MT4">: </text:span><text:span text:style-name="MT115">problèmes</text:span></text:p></draw:text-box></draw:frame><draw:g text:anchor-type="paragraph" draw:z-index="152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5"><text:span text:style-name="MT100">Conversions d’unités : </text:span><text:span text:style-name="MT113">Problèmes</text:span></text:p>
      </style:header>
      <style:header-left>
        <text:p text:style-name="MP65"><text:span text:style-name="MT100">Conversions d’unités : </text:span><text:span text:style-name="MT113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49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4"><text:span text:style-name="MT96">Conversions d’unités : </text:span><text:span text:style-name="MT114">problèmes</text:span></text:p></draw:text-box></draw:frame><draw:g text:anchor-type="paragraph" draw:z-index="150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46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7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8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6"><text:span text:style-name="MT116"><text:s text:c="15"/>A</text:span>ires : Aire et unité</text:p>
      </style:header>
      <style:header-left>
        <text:p text:style-name="MP66"><text:span text:style-name="MT116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45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18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1">assembler et décomposer</text:span></text:p></draw:text-box></draw:frame><draw:g text:anchor-type="paragraph" draw:z-index="143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44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1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41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42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26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7">coder</text:span></text:p></draw:text-box></draw:frame><draw:g text:anchor-type="paragraph" draw:z-index="139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7">coder</text:span></text:p></draw:text-box></draw:frame><draw:g text:anchor-type="paragraph" draw:z-index="140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header-left>
        <text:p text:style-name="MP70"><text:span text:style-name="MT122">Géométrie plane</text:span><text:span text:style-name="MT123"> : </text:span><text:span text:style-name="MT124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7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8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" text:anchor-type="frame" svg:x="0.45cm" svg:y="0.079cm" svg:width="0.817cm" draw:z-index="0"><draw:text-box fo:min-height="0.355cm"><text:p text:style-name="MP3"><draw:g text:anchor-type="paragraph" draw:z-index="135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36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33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34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9">Milieu, alignement, </text:span><text:span text:style-name="MT130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31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131">milieu, Alignement, </text:span><text:span text:style-name="MT132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32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131">milieu, alignement, </text:span><text:span text:style-name="MT132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9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30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5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27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6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28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Géométrie plane : points, droites <text:span text:style-name="MT136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5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6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23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24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7">R</text:span><text:span text:style-name="MT138">epères du plan : Se </text:span><text:span text:style-name="MT139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40">déplacer</text:span></text:p></draw:text-box></draw:frame><draw:g text:anchor-type="paragraph" draw:z-index="121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<text:span text:style-name="MT4">Repères du plan : se </text:span><text:span text:style-name="MT140">déplacer</text:span></text:p></draw:text-box></draw:frame><draw:g text:anchor-type="paragraph" draw:z-index="122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19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20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Repères du plan : Se repérer</text:p></draw:text-box></draw:frame><draw:g text:anchor-type="paragraph" draw:z-index="117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118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8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16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/><text:span text:style-name="MT141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0"><draw:line text:anchor-type="paragraph" draw:z-index="109" draw:name="Shape7_8" draw:style-name="Mgr9" draw:text-style-name="MP1" svg:x1="9.042cm" svg:y1="0.36cm" svg:x2="20.461cm" svg:y2="0.36cm"><text:p/></draw:line><draw:path text:anchor-type="paragraph" draw:z-index="110" draw:name="Shape5_1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11" draw:name="Shape6_2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>
      <style:header-left>
        <text:p text:style-name="MP80"><draw:line text:anchor-type="paragraph" draw:z-index="113" draw:name="Shape7_9" draw:style-name="Mgr9" draw:text-style-name="MP1" svg:x1="9.042cm" svg:y1="0.36cm" svg:x2="20.461cm" svg:y2="0.36cm"><text:p/></draw:line><draw:path text:anchor-type="paragraph" draw:z-index="114" draw:name="Shape5_2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15" draw:name="Shape6_5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12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3"><text:span text:style-name="MT116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08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05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06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7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5"><text:span text:style-name="MT72"><text:s text:c="15"/>A</text:span><text:span text:style-name="MT145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104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01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02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3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8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9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00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7"><text:span text:style-name="MT116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97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0"><draw:path text:anchor-type="paragraph" draw:z-index="90" draw:name="Shape5_3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91" draw:name="Shape6_3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92" draw:name="Shape7_6" draw:style-name="Mgr9" draw:text-style-name="MP1" svg:x1="9.042cm" svg:y1="0.36cm" svg:x2="20.461cm" svg:y2="0.36cm"><text:p/></draw:line>T<text:span text:style-name="MT143">itre de la série</text:span></text:p>
      </style:header>
      <style:header-left>
        <text:p text:style-name="MP80"><draw:path text:anchor-type="paragraph" draw:z-index="94" draw:name="Shape5_4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95" draw:name="Shape6_4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96" draw:name="Shape7_3" draw:style-name="Mgr9" draw:text-style-name="MP1" svg:x1="9.042cm" svg:y1="0.36cm" svg:x2="20.461cm" svg:y2="0.36cm"><text:p/></draw:line>T<text:span text:style-name="MT143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93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6">Volumes : </text:span><text:span text:style-name="MT147">Calculs et conversions</text:span></text:p>
      </style:header>
      <style:header-left>
        <text:p text:style-name="_5f_Header_20_M_20_page_20_paire_20__28_G_29_"><text:span text:style-name="MT146">Volumes : </text:span><text:span text:style-name="MT147">Calculs et conversions</text:span></text:p>
      </style:header-left>
      <style:footer>
        <text:list xml:id="list3642702001" text:style-name="_5f_Numérotation_20_des_20_exercices">
          <text:list-item>
            <text:list>
              <text:list-item>
                <text:p text:style-name="MP89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88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00637176235753" text:continue-numbering="true" text:style-name="_5f_Numérotation_20_des_20_exercices">
          <text:list-item>
            <text:list>
              <text:list-item>
                <text:p text:style-name="MP89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89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86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87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0"><text:span text:style-name="MT44">Géométrie plane</text:span> : <text:span text:style-name="MT149">D</text:span><text:span text:style-name="MT44">roites, </text:span><text:span text:style-name="MT150">demi-droites </text:span><text:span text:style-name="MT151">&amp; </text:span><text:span text:style-name="MT150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84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48">droites, </text:span><text:span text:style-name="MT152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85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droites, </text:span><text:span text:style-name="MT152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1"><text:span text:style-name="MT116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83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153">Aires</text:span><text:span text:style-name="MT75"> <text:s/>: </text:span><text:span text:style-name="MT153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0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1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2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4">Aires </text:span>: <text:span text:style-name="MT154">problèmes <text:s text:c="4"/></text:span></text:h>
      </style:footer>
      <style:footer-left>
        <text:p text:style-name="MP92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7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8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9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3"><text:span text:style-name="MT116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76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5"><text:span text:style-name="MT155">Constructions géométriques : </text:span><text:span text:style-name="MT156">Reproduire</text:span></text:p>
      </style:header>
      <style:header-left>
        <text:p text:style-name="MP95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74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75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7">Géométrie de base, partie 1: nommer, mesurer</text:p>
      </style:header>
      <style:header-left>
        <text:p text:style-name="_5f_Header_20_G_20_page_20_impaire_20__28_D_29_">Géométrie plane : Vocabulaire</text:p>
        <text:p text:style-name="MP98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72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8">G</text:span><text:span text:style-name="MT159">éométrie </text:span><text:span text:style-name="MT160">plane </text:span><text:span text:style-name="MT159">: </text:span><text:span text:style-name="MT160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73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8">G</text:span><text:span text:style-name="MT159">éométrie </text:span><text:span text:style-name="MT161">plane</text:span><text:span text:style-name="MT159"> : </text:span><text:span text:style-name="MT161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0"><draw:line text:anchor-type="paragraph" draw:z-index="68" draw:name="Shape9" draw:style-name="Mgr1" draw:text-style-name="MP1" svg:x1="11.559cm" svg:y1="0.36cm" svg:x2="20.5cm" svg:y2="0.36cm"><text:p/></draw:line><draw:frame text:anchor-type="paragraph" draw:z-index="69" draw:name="Shape8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path text:anchor-type="paragraph" draw:z-index="70" draw:name="Shape7" draw:style-name="Mgr13" draw:text-style-name="MP101" svg:width="4.329cm" svg:height="2.24cm" svg:x="-1.499cm" svg:y="-1cm" svg:viewBox="0 0 4330 2241" svg:d="M0 2241l3984-288c209-15 363-168 345-342l-170-1611h-4159z"><text:p/></draw:path>T<text:span text:style-name="MT162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71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63">Éléments de géométrie</text:span> • <text:span text:style-name="MT163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67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5">Constructions géométriques : </text:span><text:span text:style-name="MT156">Reproduire</text:span></text:p>
      </style:header>
      <style:header-left>
        <text:p text:style-name="MP104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66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4">Constructions géométriques : </text:span><text:span text:style-name="MT165">Reproduire</text:span></text:p>
      </style:header>
      <style:header-left>
        <text:p text:style-name="_5f_Header_20_G_20_page_20_paire_20__28_G_29_"><text:span text:style-name="MT164">Constructions géométriques : </text:span><text:span text:style-name="MT165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64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/text:span><text:span text:style-name="MT158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65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5"><text:span text:style-name="MT155">Constructions géométriques : </text:span><text:span text:style-name="MT156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62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63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4">Constructions géométriques : </text:span><text:span text:style-name="MT166">Rédiger</text:span></text:p>
      </style:header>
      <style:header-left>
        <text:p text:style-name="_5f_Header_20_G_20_page_20_paire_20__28_G_29_"><text:span text:style-name="MT164">Constructions géométriques : </text:span><text:span text:style-name="MT166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61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/text:span><text:span text:style-name="MT167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8">S</text:span>olides : <text:span text:style-name="MT168">Vocabulaire, nature</text:span></text:p>
      </style:header>
      <style:header-left>
        <text:p text:style-name="_5f_Header_20_G_20_page_20_impaire_20__28_D_29_"><text:span text:style-name="MT168">S</text:span>olides : <text:span text:style-name="MT168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59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6">solides : Vocabulaire, NatuRE</text:p></draw:text-box></draw:frame><draw:g text:anchor-type="paragraph" draw:z-index="60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header-left>
        <text:p text:style-name="MP72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7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8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8">S</text:span>olides : <text:span text:style-name="MT169">Perspective cavalière</text:span></text:p>
      </style:header>
      <style:header-left>
        <text:p text:style-name="_5f_Header_20_G_20_page_20_impaire_20__28_D_29_"><text:span text:style-name="MT168">S</text:span>olides : <text:span text:style-name="MT169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55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1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56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1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3">Solides : </text:span><text:span text:style-name="MT172">Patrons</text:span></text:p>
      </style:header>
      <style:header-left>
        <text:p text:style-name="_5f_Header_20_G_20_page_20_paire_20__28_G_29_"><text:span text:style-name="MT133">Solides : </text:span><text:span text:style-name="MT172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<text:span text:style-name="MT173">patrons</text:span></text:p></draw:text-box></draw:frame><draw:g text:anchor-type="paragraph" draw:z-index="53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3">patrons</text:span></text:h></draw:text-box></draw:frame><draw:g text:anchor-type="paragraph" draw:z-index="54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8">S</text:span>olides : <text:span text:style-name="MT174">Patrons</text:span></text:p>
      </style:header>
      <style:header-left>
        <text:p text:style-name="_5f_Header_20_G_20_page_20_impaire_20__28_D_29_"><text:span text:style-name="MT168">S</text:span>olides : <text:span text:style-name="MT174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51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5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52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5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>
      <style:header-left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9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0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7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8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80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45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46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3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4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79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41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S</text:span><text:span text:style-name="MT181">ymétrie axiale : </text:span><text:span text:style-name="MT182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42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119">S</text:span><text:span text:style-name="MT181">ymétrie axiale : </text:span><text:span text:style-name="MT182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9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9">Symétrie axiale : constructions</text:p></draw:text-box></draw:frame><draw:g text:anchor-type="paragraph" draw:z-index="40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37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0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38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header-left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5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6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3">Symétrie axiale</text:span><text:span text:style-name="MT47"> : </text:span><text:span text:style-name="MT184">Axes de symétrie de figures</text:span></text:p>
      </style:header>
      <style:header-left>
        <text:p text:style-name="MP111"><text:span text:style-name="MT183">Symétrie axiale</text:span><text:span text:style-name="MT47"> : </text:span><text:span text:style-name="MT184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33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34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1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2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29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30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7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8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4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25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26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9" draw:name="Shape3_0" draw:style-name="Mgr14" draw:text-style-name="MP1" svg:x1="10.893cm" svg:y1="0.403cm" svg:x2="20.503cm" svg:y2="0.327cm"><text:p/></draw:line><draw:path text:anchor-type="char" draw:z-index="20" draw:name="Shape1_3" draw:style-name="Mgr15" draw:text-style-name="MP116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23" draw:name="Shape1_9" draw:style-name="Mgr15" draw:text-style-name="MP116" svg:width="4.329cm" svg:height="2.24cm" svg:x="-1.499cm" svg:y="-0.991cm" svg:viewBox="0 0 4330 2241" svg:d="M0 2241l3984-288c209-15 363-168 345-342l-170-1611h-4159z"><text:p/></draw:path>Résoudre des problèmes<draw:line text:anchor-type="char" draw:z-index="22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"><draw:g text:anchor-type="paragraph" draw:z-index="21" draw:name="Shape4_130" draw:style-name="Mgr2"><draw:path draw:style-name="Mgr16" draw:text-style-name="MP1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4" draw:name="Shape4_264" draw:style-name="Mgr2"><draw:path draw:style-name="Mgr16" draw:text-style-name="MP117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8"><draw:line text:anchor-type="paragraph" draw:z-index="17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18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3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6_5f_SERIE_5f_M_5f_GAUCHE_5f_ET_5f_DROITE_5f_2COL" style:display-name="1_6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185">Aires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" text:anchor-type="paragraph" svg:x="10.402cm" svg:y="-0.06cm" draw:z-index="5"><draw:text-box fo:min-height="0.499cm" fo:min-width="7.096cm"><draw:frame draw:style-name="Mfr2" draw:name="Frame2" text:anchor-type="frame" svg:x="0.45cm" svg:y="0.079cm" svg:width="0.817cm" draw:z-index="6"><draw:text-box fo:min-height="0.355cm"><text:p text:style-name="MP3"><draw:g text:anchor-type="paragraph" draw:z-index="348" draw:name="Shape4_1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56"><text:span text:style-name="MT88">Conversions d’unités</text:span><text:span text:style-name="MT75"> : </text:span><text:span text:style-name="MT186">AIRES</text:span></text:p></draw:text-box></draw:frame></text:p>
      </style:footer>
      <style:footer-left>
        <text:p text:style-name="MP58"><draw:g text:anchor-type="paragraph" draw:z-index="349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" text:anchor-type="paragraph" svg:x="1.289cm" svg:y="-0.005cm" draw:z-index="10"><draw:text-box fo:min-height="0.499cm" fo:min-width="7.096cm"><draw:frame draw:style-name="Mfr2" draw:name="Frame4" text:anchor-type="frame" svg:x="0.45cm" svg:y="0.079cm" svg:width="0.817cm" draw:z-index="14"><draw:text-box fo:min-height="0.355cm"><text:p text:style-name="MP3"><text:page-number text:select-page="current">2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6_5f_SERIE_5f_M_5f_GAUCHE_5f_ET_5f_DROITE_5f_1COL" style:display-name="1_6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50" draw:name="Shape4_26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51" draw:name="Shape4_27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52" draw:name="Shape4_27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1COL" style:display-name="1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7" text:anchor-type="paragraph" svg:y="-0.06cm" draw:z-index="0"><draw:text-box fo:min-height="0.499cm" fo:min-width="3cm"><draw:frame draw:style-name="Mfr2" draw:name="Frame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53" draw:name="Shape4_27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" text:anchor-type="paragraph" svg:y="-0.06cm" draw:z-index="0"><draw:text-box fo:min-height="0.499cm" fo:min-width="3cm"><draw:frame draw:style-name="Mfr2" draw:name="Frame2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54" draw:name="Shape4_27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55" draw:name="Shape4_27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2COL" style:display-name="1_7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2" text:anchor-type="paragraph" svg:x="10.402cm" svg:y="-0.06cm" draw:z-index="0"><draw:text-box fo:min-height="0.499cm" fo:min-width="7.096cm"><draw:frame draw:style-name="Mfr2" draw:name="Frame34" text:anchor-type="frame" svg:x="0.45cm" svg:y="0.079cm" svg:width="0.817cm" draw:z-index="0"><draw:text-box fo:min-height="0.355cm"><text:p text:style-name="MP3"><draw:g text:anchor-type="paragraph" draw:z-index="356" draw:name="Shape4_2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57" draw:name="Shape4_2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5" text:anchor-type="paragraph" svg:x="1.289cm" svg:y="-0.005cm" draw:z-index="0"><draw:text-box fo:min-height="0.499cm" fo:min-width="7.096cm"><draw:frame draw:style-name="Mfr2" draw:name="Frame3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8_5f_SERIE_5f_M_5f_GAUCHE_5f_ET_5f_DROITE_5f_2COL" style:display-name="1_8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7" text:anchor-type="paragraph" svg:x="10.402cm" svg:y="-0.06cm" draw:z-index="0"><draw:text-box fo:min-height="0.499cm" fo:min-width="7.096cm"><draw:frame draw:style-name="Mfr2" draw:name="Frame38" text:anchor-type="frame" svg:x="0.45cm" svg:y="0.079cm" svg:width="0.817cm" draw:z-index="0"><draw:text-box fo:min-height="0.355cm"><text:p text:style-name="MP3"><draw:g text:anchor-type="paragraph" draw:z-index="358" draw:name="Shape4_280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59" draw:name="Shape4_281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9" text:anchor-type="paragraph" svg:x="1.289cm" svg:y="-0.005cm" draw:z-index="0"><draw:text-box fo:min-height="0.499cm" fo:min-width="7.096cm"><draw:frame draw:style-name="Mfr2" draw:name="Frame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. KHARROUBI</meta:initial-creator>
    <meta:creation-date>2021-04-24T11:33:30.201000000</meta:creation-date>
    <meta:editing-duration>PT28M29S</meta:editing-duration>
    <meta:editing-cycles>14</meta:editing-cycles>
    <meta:generator>LibreOffice/7.1.1.2$Windows_X86_64 LibreOffice_project/fe0b08f4af1bacafe4c7ecc87ce55bb426164676</meta:generator>
    <dc:description>Fiche 8 - série 6</dc:description>
    <dc:title>Conversions d’unités : Aires - Corrigé</dc:title>
    <dc:date>2021-09-14T10:06:33.663000000</dc:date>
    <meta:document-statistic meta:table-count="6" meta:image-count="0" meta:object-count="0" meta:page-count="2" meta:paragraph-count="899" meta:word-count="3239" meta:character-count="19872" meta:non-whitespace-character-count="17189"/>
  </office:meta>
</office:document-meta>
</file>